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Ubuntu Mono" svg:font-family="Ubuntu Mono" style:font-family-generic="modern" style:font-pitch="fixed"/>
    <style:font-face style:name="Liberation Mono" svg:font-family="Liberation Mono" style:font-family-generic="modern" style:font-pitch="fixed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list-format-name="NLF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list-format-name="NLF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uentedepárrafopredeter." style:family="text">
      <style:text-properties style:font-name="Ubuntu Mono"/>
    </style:style>
    <style:style style:name="T12" style:parent-style-name="Fuentedepárrafopredeter." style:family="text">
      <style:text-properties style:font-name="Ubuntu Mono" fo:font-weight="bold" style:font-weight-asian="bold" style:font-weight-complex="bold"/>
    </style:style>
    <style:style style:name="T13" style:parent-style-name="Fuentedepárrafopredeter." style:family="text">
      <style:text-properties style:font-name="Ubuntu Mono"/>
    </style:style>
    <style:style style:name="P14" style:parent-style-name="Standard" style:family="paragraph">
      <style:text-properties style:font-name="Ubuntu Mono"/>
    </style:style>
    <style:style style:name="P15" style:parent-style-name="Standard" style:family="paragraph">
      <style:text-properties style:font-name="Ubuntu Mono"/>
    </style:style>
    <style:style style:name="P16" style:parent-style-name="Standard" style:family="paragraph">
      <style:text-properties style:font-name="Ubuntu Mono"/>
    </style:style>
    <style:style style:name="TableColumn18" style:family="table-column">
      <style:table-column-properties style:column-width="7.118in" style:use-optimal-column-width="false"/>
    </style:style>
    <style:style style:name="Table17" style:family="table">
      <style:table-properties style:width="7.118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1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3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5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5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4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4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4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43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4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45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4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4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4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4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50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5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5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5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5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5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5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5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5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5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6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61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P62" style:parent-style-name="Standard" style:family="paragraph">
      <style:text-properties style:font-name="Ubuntu Mono" fo:color="#3F7F5F" fo:font-size="10pt" style:font-size-asian="10pt" style:font-size-complex="10pt"/>
    </style:style>
    <style:style style:name="T6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6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65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6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67" style:parent-style-name="Fuentedepárrafopredeter." style:family="text">
      <style:text-properties style:font-name="Ubuntu Mono" fo:color="#2A00FF" fo:font-size="10pt" style:font-size-asian="10pt" style:font-size-complex="10pt"/>
    </style:style>
    <style:style style:name="T6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6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7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7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7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7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7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7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7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7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78" style:parent-style-name="Standard" style:family="paragraph">
      <style:text-properties style:font-name="Ubuntu Mono" fo:color="#000000" fo:font-size="10pt" style:font-size-asian="10pt" style:font-size-complex="10pt"/>
    </style:style>
    <style:style style:name="P79" style:parent-style-name="Standard" style:family="paragraph">
      <style:text-properties style:font-name="Ubuntu Mono" fo:color="#000000" fo:font-size="10pt" style:font-size-asian="10pt" style:font-size-complex="10pt"/>
    </style:style>
    <style:style style:name="T8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81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8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83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8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8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8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8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88" style:parent-style-name="Standard" style:family="paragraph">
      <style:text-properties style:font-name="Ubuntu Mono" fo:color="#000000" fo:font-size="10pt" style:font-size-asian="10pt" style:font-size-complex="10pt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Fuentedepárrafopredeter." style:family="text">
      <style:text-properties style:font-name="Ubuntu Mono"/>
    </style:style>
    <style:style style:name="T91" style:parent-style-name="Fuentedepárrafopredeter." style:family="text">
      <style:text-properties style:font-name="Ubuntu Mono" fo:font-weight="bold" style:font-weight-asian="bold" style:font-weight-complex="bold"/>
    </style:style>
    <style:style style:name="T92" style:parent-style-name="Fuentedepárrafopredeter." style:family="text">
      <style:text-properties style:font-name="Ubuntu Mono"/>
    </style:style>
    <style:style style:name="T9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style:font-name="Ubuntu Mono"/>
    </style:style>
    <style:style style:name="P95" style:parent-style-name="Standard" style:family="paragraph">
      <style:text-properties style:font-name="Ubuntu Mono"/>
    </style:style>
    <style:style style:name="P96" style:parent-style-name="Standard" style:family="paragraph">
      <style:text-properties style:font-name="Ubuntu Mono"/>
    </style:style>
    <style:style style:name="TableColumn98" style:family="table-column">
      <style:table-column-properties style:column-width="7.118in" style:use-optimal-column-width="false"/>
    </style:style>
    <style:style style:name="Table97" style:family="table">
      <style:table-properties style:width="7.118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01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0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03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0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05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0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07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0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0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1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111" style:parent-style-name="Standard" style:family="paragraph">
      <style:text-properties style:font-name="Ubuntu Mono" fo:color="#000000" fo:font-size="10pt" style:font-size-asian="10pt" style:font-size-complex="10pt"/>
    </style:style>
    <style:style style:name="T11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1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14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1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1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1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18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1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20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2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2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2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24" style:parent-style-name="Fuentedepárrafopredeter." style:family="text">
      <style:text-properties style:font-name="Ubuntu Mono" fo:color="#0000C0" fo:font-size="10pt" style:font-size-asian="10pt" style:font-size-complex="10pt"/>
    </style:style>
    <style:style style:name="T12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2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2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28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2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30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3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3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3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3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3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3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3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38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3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40" style:parent-style-name="Fuentedepárrafopredeter." style:family="text">
      <style:text-properties style:font-name="Ubuntu Mono" fo:color="#0000C0" fo:font-size="10pt" style:font-size-asian="10pt" style:font-size-complex="10pt"/>
    </style:style>
    <style:style style:name="T14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4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4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4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4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4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4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4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4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5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5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5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53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5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55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5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57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5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5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6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6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6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163" style:parent-style-name="Standard" style:family="paragraph">
      <style:text-properties style:font-name="Ubuntu Mono" fo:color="#000000" fo:font-size="10pt" style:font-size-asian="10pt" style:font-size-complex="10pt"/>
    </style:style>
    <style:style style:name="T16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6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66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6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68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6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170" style:parent-style-name="Standard" style:family="paragraph">
      <style:text-properties style:font-name="Ubuntu Mono" fo:color="#000000" fo:font-size="10pt" style:font-size-asian="10pt" style:font-size-complex="10pt"/>
    </style:style>
    <style:style style:name="P171" style:parent-style-name="Standard" style:family="paragraph">
      <style:text-properties style:font-name="Ubuntu Mono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T173" style:parent-style-name="Fuentedepárrafopredeter." style:family="text">
      <style:text-properties style:font-name="Ubuntu Mono"/>
    </style:style>
    <style:style style:name="T174" style:parent-style-name="Fuentedepárrafopredeter." style:family="text">
      <style:text-properties style:font-name="Ubuntu Mono" fo:font-weight="bold" style:font-weight-asian="bold" style:font-weight-complex="bold"/>
    </style:style>
    <style:style style:name="T175" style:parent-style-name="Fuentedepárrafopredeter." style:family="text">
      <style:text-properties style:font-name="Ubuntu Mono"/>
    </style:style>
    <style:style style:name="T176" style:parent-style-name="Fuentedepárrafopredeter." style:family="text">
      <style:text-properties fo:font-style="italic" style:font-style-asian="italic" style:font-style-complex="italic"/>
    </style:style>
    <style:style style:name="T177" style:parent-style-name="Fuentedepárrafopredeter." style:family="text">
      <style:text-properties fo:font-style="italic" style:font-style-asian="italic" style:font-style-complex="italic"/>
    </style:style>
    <style:style style:name="P178" style:parent-style-name="Standard" style:family="paragraph">
      <style:text-properties style:font-name="Ubuntu Mono"/>
    </style:style>
    <style:style style:name="P179" style:parent-style-name="Standard" style:family="paragraph">
      <style:text-properties style:font-name="Ubuntu Mono"/>
    </style:style>
    <style:style style:name="P180" style:parent-style-name="Standard" style:family="paragraph">
      <style:text-properties style:font-name="Ubuntu Mono"/>
    </style:style>
    <style:style style:name="P181" style:parent-style-name="Standard" style:family="paragraph">
      <style:text-properties style:font-name="Ubuntu Mono"/>
    </style:style>
    <style:style style:name="P182" style:parent-style-name="Standard" style:family="paragraph">
      <style:text-properties style:font-name="Ubuntu Mono"/>
    </style:style>
    <style:style style:name="TableColumn184" style:family="table-column">
      <style:table-column-properties style:column-width="7.118in" style:use-optimal-column-width="false"/>
    </style:style>
    <style:style style:name="Table183" style:family="table">
      <style:table-properties style:width="7.118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7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8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89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9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9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9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93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19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95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19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9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9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19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0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01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0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0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0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05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0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07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0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0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1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1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1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13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1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15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1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1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1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1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20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2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2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2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224" style:parent-style-name="Standard" style:family="paragraph">
      <style:text-properties style:font-name="Ubuntu Mono" fo:color="#000000" fo:font-size="10pt" style:font-size-asian="10pt" style:font-size-complex="10pt"/>
    </style:style>
    <style:style style:name="T22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2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27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2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29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3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231" style:parent-style-name="Standard" style:family="paragraph">
      <style:text-properties style:font-name="Ubuntu Mono" fo:color="#000000" fo:font-size="10pt" style:font-size-asian="10pt" style:font-size-complex="10pt"/>
    </style:style>
    <style:style style:name="P232" style:parent-style-name="Standard" style:family="paragraph">
      <style:text-properties style:font-name="Ubuntu Mono" fo:color="#000000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P234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235" style:parent-style-name="Fuentedepárrafopredeter." style:family="text">
      <style:text-properties style:font-name="Ubuntu Mono"/>
    </style:style>
    <style:style style:name="T236" style:parent-style-name="Fuentedepárrafopredeter." style:family="text">
      <style:text-properties style:font-name="Ubuntu Mono" fo:font-weight="bold" style:font-weight-asian="bold" style:font-weight-complex="bold"/>
    </style:style>
    <style:style style:name="T237" style:parent-style-name="Fuentedepárrafopredeter." style:family="text">
      <style:text-properties style:font-name="Ubuntu Mono"/>
    </style:style>
    <style:style style:name="T238" style:parent-style-name="Fuentedepárrafopredeter." style:family="text">
      <style:text-properties style:font-name="Ubuntu Mono"/>
    </style:style>
    <style:style style:name="P239" style:parent-style-name="Standard" style:family="paragraph">
      <style:text-properties style:font-name="Ubuntu Mono"/>
    </style:style>
    <style:style style:name="P240" style:parent-style-name="Standard" style:family="paragraph">
      <style:text-properties style:font-name="Ubuntu Mono"/>
    </style:style>
    <style:style style:name="P241" style:parent-style-name="Standard" style:family="paragraph">
      <style:text-properties style:font-name="Ubuntu Mono"/>
    </style:style>
    <style:style style:name="TableColumn243" style:family="table-column">
      <style:table-column-properties style:column-width="7.118in" style:use-optimal-column-width="false"/>
    </style:style>
    <style:style style:name="Table242" style:family="table">
      <style:table-properties style:width="7.118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46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4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48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4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50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5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52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5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5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5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56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5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58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5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260" style:parent-style-name="Standard" style:family="paragraph">
      <style:text-properties style:font-name="Ubuntu Mono" fo:color="#000000" fo:font-size="10pt" style:font-size-asian="10pt" style:font-size-complex="10pt"/>
    </style:style>
    <style:style style:name="T26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6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63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6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65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6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67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6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269" style:parent-style-name="Standard" style:family="paragraph">
      <style:text-properties style:font-name="Ubuntu Mono" fo:color="#000000" fo:font-size="10pt" style:font-size-asian="10pt" style:font-size-complex="10pt"/>
    </style:style>
    <style:style style:name="T27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7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72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7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74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7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7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7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78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7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0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8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2" style:parent-style-name="Fuentedepárrafopredeter." style:family="text">
      <style:text-properties style:font-name="Ubuntu Mono" fo:color="#0000C0" fo:font-size="10pt" style:font-size-asian="10pt" style:font-size-complex="10pt"/>
    </style:style>
    <style:style style:name="T28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8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89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9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29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3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9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298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29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00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0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0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0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0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0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0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0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08" style:parent-style-name="Fuentedepárrafopredeter." style:family="text">
      <style:text-properties style:font-name="Ubuntu Mono" fo:color="#0000C0" fo:font-size="10pt" style:font-size-asian="10pt" style:font-size-complex="10pt"/>
    </style:style>
    <style:style style:name="T30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0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1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6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1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18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1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0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2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2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2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4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2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2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1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3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3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3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8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3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40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4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42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P343" style:parent-style-name="Standard" style:family="paragraph">
      <style:text-properties style:font-name="Ubuntu Mono" fo:color="#000000" fo:font-size="10pt" style:font-size-asian="10pt" style:font-size-complex="10pt"/>
    </style:style>
    <style:style style:name="P344" style:parent-style-name="Standard" style:family="paragraph">
      <style:text-properties style:font-name="Ubuntu Mono" fo:color="#000000" fo:font-size="10pt" style:font-size-asian="10pt" style:font-size-complex="10pt"/>
    </style:style>
    <style:style style:name="T34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4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4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48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T349" style:parent-style-name="Fuentedepárrafopredeter." style:family="text">
      <style:text-properties style:font-name="Ubuntu Mono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350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T351" style:parent-style-name="Fuentedepárrafopredeter." style:family="text">
      <style:text-properties style:font-name="Ubuntu Mono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352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T353" style:parent-style-name="Fuentedepárrafopredeter." style:family="text">
      <style:text-properties style:font-name="Ubuntu Mono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T35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56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5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58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5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0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6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6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67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68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6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1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3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4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75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76" style:parent-style-name="Fuentedepárrafopredeter." style:family="text">
      <style:text-properties style:font-name="Ubuntu Mono" fo:color="#3F7F5F" fo:font-size="10pt" style:font-size-asian="10pt" style:font-size-complex="10pt"/>
    </style:style>
    <style:style style:name="P377" style:parent-style-name="Standard" style:family="paragraph">
      <style:text-properties style:font-name="Ubuntu Mono" fo:color="#000000" fo:font-size="10pt" style:font-size-asian="10pt" style:font-size-complex="10pt"/>
    </style:style>
    <style:style style:name="P378" style:parent-style-name="Standard" style:family="paragraph">
      <style:text-properties style:font-name="Ubuntu Mono" fo:color="#000000" fo:font-size="10pt" style:font-size-asian="10pt" style:font-size-complex="10pt"/>
    </style:style>
    <style:style style:name="T379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80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81" style:parent-style-name="Fuentedepárrafopredeter." style:family="text">
      <style:text-properties style:font-name="Ubuntu Mono" fo:font-weight="bold" style:font-weight-asian="bold" fo:color="#7F0055" fo:font-size="10pt" style:font-size-asian="10pt" style:font-size-complex="10pt"/>
    </style:style>
    <style:style style:name="T382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T383" style:parent-style-name="Fuentedepárrafopredeter." style:family="text">
      <style:text-properties style:font-name="Ubuntu Mono" fo:color="#6A3E3E" fo:font-size="10pt" style:font-size-asian="10pt" style:font-size-complex="10pt"/>
    </style:style>
    <style:style style:name="T384" style:parent-style-name="Fuentedepárrafopredeter." style:family="text">
      <style:text-properties style:font-name="Ubuntu Mono" fo:color="#000000" fo:font-size="10pt" style:font-size-asian="10pt" style:font-size-complex="10pt"/>
    </style:style>
    <style:style style:name="P385" style:parent-style-name="Standard" style:family="paragraph">
      <style:text-properties style:font-name="Ubuntu Mono" fo:color="#000000" fo:font-size="10pt" style:font-size-asian="10pt" style:font-size-complex="10pt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T387" style:parent-style-name="Fuentedepárrafopredeter." style:family="text">
      <style:text-properties style:font-name="Liberation Mono" fo:font-size="10pt" style:font-size-asian="10pt" style:font-size-complex="10pt"/>
    </style:style>
    <style:style style:name="T388" style:parent-style-name="Fuentedepárrafopredeter.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389" style:parent-style-name="Fuentedepárrafopredeter." style:family="text">
      <style:text-properties style:font-name="Liberation Mono" fo:font-size="10pt" style:font-size-asian="10pt" style:font-size-complex="10pt"/>
    </style:style>
    <style:style style:name="T390" style:parent-style-name="Fuentedepárrafopredeter.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391" style:parent-style-name="Fuentedepárrafopredeter." style:family="text">
      <style:text-properties style:font-name="Liberation Mono" fo:font-size="10pt" style:font-size-asian="10pt" style:font-size-complex="10pt"/>
    </style:style>
    <style:style style:name="T392" style:parent-style-name="Fuentedepárrafopredeter.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393" style:parent-style-name="Fuentedepárrafopredeter." style:family="text">
      <style:text-properties style:font-name="Liberation Mono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2">
          <style:column style:rel-width="5125*" fo:start-indent="0in" fo:end-indent="0in"/>
          <style:column style:rel-width="5125*" fo:start-indent="0in" fo:end-indent="0in"/>
        </style:columns>
      </style:section-properties>
    </style:style>
    <style:style style:name="P394" style:parent-style-name="Standard" style:family="paragraph">
      <style:text-properties style:font-name="Liberation Mono" fo:font-size="10pt" style:font-size-asian="10pt" style:font-size-complex="10pt"/>
    </style:style>
    <style:style style:name="T395" style:parent-style-name="Fuentedepárrafopredeter.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396" style:parent-style-name="Fuentedepárrafopredeter." style:family="text">
      <style:text-properties style:font-name="Liberation Mono" fo:font-size="10pt" style:font-size-asian="10pt" style:font-size-complex="10pt"/>
    </style:style>
    <style:style style:name="P397" style:parent-style-name="Standard" style:family="paragraph">
      <style:text-properties style:font-name="Liberation Mono" fo:font-size="10pt" style:font-size-asian="10pt" style:font-size-complex="10pt"/>
    </style:style>
    <style:style style:name="P398" style:parent-style-name="Standard" style:family="paragraph">
      <style:text-properties style:font-name="Liberation Mono" fo:font-size="10pt" style:font-size-asian="10pt" style:font-size-complex="10pt"/>
    </style:style>
    <style:style style:name="P399" style:parent-style-name="Standard" style:family="paragraph">
      <style:text-properties style:font-name="Liberation Mono" fo:font-size="10pt" style:font-size-asian="10pt" style:font-size-complex="10pt"/>
    </style:style>
    <style:style style:name="P400" style:parent-style-name="Standard" style:family="paragraph">
      <style:text-properties style:font-name="Liberation Mono" fo:font-size="10pt" style:font-size-asian="10pt" style:font-size-complex="10pt"/>
    </style:style>
    <style:style style:name="P401" style:parent-style-name="Standard" style:family="paragraph">
      <style:text-properties style:font-name="Liberation Mono" fo:font-size="10pt" style:font-size-asian="10pt" style:font-size-complex="10pt"/>
    </style:style>
    <style:style style:name="P402" style:parent-style-name="Standard" style:family="paragraph">
      <style:text-properties style:font-name="Liberation Mono" fo:font-size="10pt" style:font-size-asian="10pt" style:font-size-complex="10pt"/>
    </style:style>
    <style:style style:name="P403" style:parent-style-name="Standard" style:family="paragraph">
      <style:text-properties style:font-name="Liberation Mono" fo:font-size="10pt" style:font-size-asian="10pt" style:font-size-complex="10pt"/>
    </style:style>
    <style:style style:name="P404" style:parent-style-name="Standard" style:family="paragraph">
      <style:text-properties style:font-name="Liberation Mono" fo:font-size="10pt" style:font-size-asian="10pt" style:font-size-complex="10pt"/>
    </style:style>
    <style:style style:name="P405" style:parent-style-name="Standard" style:family="paragraph">
      <style:text-properties style:font-name="Liberation Mono" fo:font-size="10pt" style:font-size-asian="10pt" style:font-size-complex="10pt"/>
    </style:style>
    <style:style style:name="P406" style:parent-style-name="Standard" style:family="paragraph">
      <style:text-properties style:font-name="Liberation Mono" fo:font-size="10pt" style:font-size-asian="10pt" style:font-size-complex="10pt"/>
    </style:style>
    <style:style style:name="P407" style:parent-style-name="Standard" style:family="paragraph">
      <style:text-properties style:font-name="Liberation Mono" fo:font-size="10pt" style:font-size-asian="10pt" style:font-size-complex="10pt"/>
    </style:style>
    <style:style style:name="P408" style:parent-style-name="Standard" style:family="paragraph">
      <style:text-properties style:font-name="Liberation Mono" fo:font-size="10pt" style:font-size-asian="10pt" style:font-size-complex="10pt"/>
    </style:style>
    <style:style style:name="P409" style:parent-style-name="Standard" style:family="paragraph">
      <style:text-properties style:font-name="Liberation Mono" fo:font-size="10pt" style:font-size-asian="10pt" style:font-size-complex="10pt"/>
    </style:style>
    <style:style style:name="P410" style:parent-style-name="Standard" style:family="paragraph">
      <style:text-properties style:font-name="Liberation Mono" fo:font-size="10pt" style:font-size-asian="10pt" style:font-size-complex="10pt"/>
    </style:style>
    <style:style style:name="P411" style:parent-style-name="Standard" style:family="paragraph">
      <style:text-properties style:font-name="Liberation Mono" fo:font-size="10pt" style:font-size-asian="10pt" style:font-size-complex="10pt"/>
    </style:style>
    <style:style style:name="P412" style:parent-style-name="Standard" style:family="paragraph">
      <style:text-properties style:font-name="Liberation Mono" fo:font-size="10pt" style:font-size-asian="10pt" style:font-size-complex="10pt"/>
    </style:style>
    <style:style style:name="P413" style:parent-style-name="Standard" style:family="paragraph">
      <style:text-properties style:font-name="Liberation Mono" fo:font-size="10pt" style:font-size-asian="10pt" style:font-size-complex="10pt"/>
    </style:style>
    <style:style style:name="P414" style:parent-style-name="Standard" style:family="paragraph">
      <style:text-properties style:font-name="Liberation Mono" fo:font-size="10pt" style:font-size-asian="10pt" style:font-size-complex="10pt"/>
    </style:style>
    <style:style style:name="P415" style:parent-style-name="Standard" style:family="paragraph">
      <style:text-properties style:font-name="Liberation Mono" fo:font-size="10pt" style:font-size-asian="10pt" style:font-size-complex="10pt"/>
    </style:style>
    <style:style style:name="T416" style:parent-style-name="Fuentedepárrafopredeter.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417" style:parent-style-name="Fuentedepárrafopredeter." style:family="text">
      <style:text-properties style:font-name="Liberation Mono" fo:font-size="10pt" style:font-size-asian="10pt" style:font-size-complex="10pt"/>
    </style:style>
    <style:style style:name="P418" style:parent-style-name="Standard" style:family="paragraph">
      <style:text-properties style:font-name="Liberation Mono" fo:font-size="10pt" style:font-size-asian="10pt" style:font-size-complex="10pt"/>
    </style:style>
    <style:style style:name="P419" style:parent-style-name="Standard" style:family="paragraph">
      <style:text-properties style:font-name="Liberation Mono" fo:font-size="10pt" style:font-size-asian="10pt" style:font-size-complex="10pt"/>
    </style:style>
    <style:style style:name="P420" style:parent-style-name="Standard" style:family="paragraph">
      <style:text-properties style:font-name="Liberation Mono" fo:font-size="10pt" style:font-size-asian="10pt" style:font-size-complex="10pt"/>
    </style:style>
    <style:style style:name="P421" style:parent-style-name="Standard" style:family="paragraph">
      <style:text-properties style:font-name="Liberation Mono" fo:font-size="10pt" style:font-size-asian="10pt" style:font-size-complex="10pt"/>
    </style:style>
    <style:style style:name="P422" style:parent-style-name="Standard" style:family="paragraph">
      <style:text-properties style:font-name="Liberation Mono" fo:font-size="10pt" style:font-size-asian="10pt" style:font-size-complex="10pt"/>
    </style:style>
    <style:style style:name="T423" style:parent-style-name="Fuentedepárrafopredeter.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424" style:parent-style-name="Fuentedepárrafopredeter." style:family="text">
      <style:text-properties style:font-name="Liberation Mono" fo:font-size="10pt" style:font-size-asian="10pt" style:font-size-complex="10pt"/>
    </style:style>
    <style:style style:name="P425" style:parent-style-name="Standard" style:family="paragraph">
      <style:text-properties style:font-name="Liberation Mono" fo:font-size="10pt" style:font-size-asian="10pt" style:font-size-complex="10pt"/>
    </style:style>
    <style:style style:name="P426" style:parent-style-name="Standard" style:family="paragraph">
      <style:text-properties style:font-name="Liberation Mono" fo:font-size="10pt" style:font-size-asian="10pt" style:font-size-complex="10pt"/>
    </style:style>
    <style:style style:name="P427" style:parent-style-name="Standard" style:family="paragraph">
      <style:text-properties style:font-name="Liberation Mono" fo:font-size="10pt" style:font-size-asian="10pt" style:font-size-complex="10pt"/>
    </style:style>
    <style:style style:name="P428" style:parent-style-name="Standard" style:family="paragraph">
      <style:text-properties style:font-name="Liberation Mono" fo:font-size="10pt" style:font-size-asian="10pt" style:font-size-complex="10pt"/>
    </style:style>
    <style:style style:name="P429" style:parent-style-name="Standard" style:family="paragraph">
      <style:text-properties style:font-name="Liberation Mono" fo:font-size="10pt" style:font-size-asian="10pt" style:font-size-complex="10pt"/>
    </style:style>
    <style:style style:name="P430" style:parent-style-name="Standard" style:family="paragraph">
      <style:text-properties style:font-name="Liberation Mono" fo:font-size="10pt" style:font-size-asian="10pt" style:font-size-complex="10pt"/>
    </style:style>
    <style:style style:name="P431" style:parent-style-name="Standard" style:family="paragraph">
      <style:text-properties style:font-name="Liberation Mono" fo:font-size="10pt" style:font-size-asian="10pt" style:font-size-complex="10pt"/>
    </style:style>
    <style:style style:name="P432" style:parent-style-name="Standard" style:family="paragraph">
      <style:text-properties style:font-name="Liberation Mono" fo:font-size="10pt" style:font-size-asian="10pt" style:font-size-complex="10pt"/>
    </style:style>
    <style:style style:name="P433" style:parent-style-name="Standard" style:family="paragraph">
      <style:text-properties style:font-name="Liberation Mono" fo:font-size="10pt" style:font-size-asian="10pt" style:font-size-complex="10pt"/>
    </style:style>
    <style:style style:name="P434" style:parent-style-name="Standard" style:family="paragraph">
      <style:text-properties style:font-name="Liberation Mono" fo:font-size="10pt" style:font-size-asian="10pt" style:font-size-complex="10pt"/>
    </style:style>
    <style:style style:name="S2" style:family="section">
      <style:section-properties fo:margin-left="0in" fo:margin-right="0in" style:writing-mode="lr-tb"/>
    </style:style>
    <style:style style:name="P435" style:parent-style-name="Standard" style:family="paragraph">
      <style:text-properties style:font-name="Liberation Mono" fo:font-size="10pt" style:font-size-asian="10pt" style:font-size-complex="10pt"/>
    </style:style>
    <style:style style:name="P436" style:parent-style-name="Standard" style:family="paragraph">
      <style:text-properties style:font-name="Liberation Mono" fo:font-size="10pt" style:font-size-asian="10pt" style:font-size-complex="10pt"/>
    </style:style>
    <style:style style:name="P437" style:parent-style-name="Standard" style:family="paragraph">
      <style:text-properties style:font-name="Liberation Mono" fo:font-size="10pt" style:font-size-asian="10pt" style:font-size-complex="10pt"/>
    </style:style>
    <style:style style:name="P438" style:parent-style-name="Standard" style:family="paragraph">
      <style:text-properties style:font-name="Liberation Mono" fo:font-size="10pt" style:font-size-asian="10pt" style:font-size-complex="10pt"/>
    </style:style>
    <style:style style:name="P439" style:parent-style-name="Standard" style:family="paragraph">
      <style:text-properties style:font-name="Liberation Mono" fo:font-size="10pt" style:font-size-asian="10pt" style:font-size-complex="10pt"/>
    </style:style>
    <style:style style:name="P440" style:parent-style-name="Standard" style:family="paragraph">
      <style:text-properties style:font-name="Liberation Mono" fo:font-size="10pt" style:font-size-asian="10pt" style:font-size-complex="10pt"/>
    </style:style>
    <style:style style:name="P441" style:parent-style-name="Standard" style:family="paragraph">
      <style:text-properties style:font-name="Liberation Mono" fo:font-size="10pt" style:font-size-asian="10pt" style:font-size-complex="10pt"/>
    </style:style>
    <style:style style:name="P442" style:parent-style-name="Standard" style:family="paragraph">
      <style:text-properties style:font-name="Liberation Mono" fo:font-size="10pt" style:font-size-asian="10pt" style:font-size-complex="10pt"/>
    </style:style>
    <style:style style:name="P443" style:parent-style-name="Standard" style:family="paragraph">
      <style:text-properties style:font-name="Liberation Mono" fo:font-style="italic" style:font-style-asian="italic" style:font-style-complex="italic" fo:font-size="10pt" style:font-size-asian="10pt" style:font-size-complex="10pt"/>
    </style:style>
    <style:style style:name="P444" style:parent-style-name="Standard" style:family="paragraph">
      <style:text-properties style:font-name="Liberation Mono" fo:font-style="italic" style:font-style-asian="italic" style:font-style-complex="italic" fo:font-size="10pt" style:font-size-asian="10pt" style:font-size-complex="10pt"/>
    </style:style>
    <style:style style:name="P445" style:parent-style-name="Standard" style:family="paragraph">
      <style:text-properties style:font-name="Liberation Mono" fo:font-style="italic" style:font-style-asian="italic" style:font-style-complex="italic" fo:font-size="10pt" style:font-size-asian="10pt" style:font-size-complex="10pt"/>
    </style:style>
    <style:style style:name="P446" style:parent-style-name="Standard" style:family="paragraph">
      <style:text-properties style:font-name="Liberation Mono" fo:font-style="italic" style:font-style-asian="italic" style:font-style-complex="italic" fo:font-size="10pt" style:font-size-asian="10pt" style:font-size-complex="10pt"/>
    </style:style>
    <style:style style:name="P447" style:parent-style-name="Standard" style:family="paragraph">
      <style:text-properties style:font-name="Liberation Mono" fo:font-size="10pt" style:font-size-asian="10pt" style:font-size-complex="10pt"/>
    </style:style>
    <style:style style:name="P448" style:parent-style-name="Standard" style:family="paragraph">
      <style:text-properties style:font-name="Liberation Mono" fo:font-size="10pt" style:font-size-asian="10pt" style:font-size-complex="10pt"/>
    </style:style>
    <style:style style:name="P449" style:parent-style-name="Standard" style:family="paragraph">
      <style:text-properties style:font-name="Liberation Mono" fo:font-size="10pt" style:font-size-asian="10pt" style:font-size-complex="10pt"/>
    </style:style>
    <style:style style:name="P450" style:parent-style-name="Standard" style:family="paragraph">
      <style:text-properties style:font-name="Liberation Mono" fo:font-size="10pt" style:font-size-asian="10pt" style:font-size-complex="10pt"/>
    </style:style>
    <style:style style:name="P451" style:parent-style-name="Standard" style:family="paragraph">
      <style:text-properties style:font-name="Liberation Mono" fo:font-size="10pt" style:font-size-asian="10pt" style:font-size-complex="10pt"/>
    </style:style>
    <style:style style:name="P452" style:parent-style-name="Standard" style:list-style-name="LFO2" style:family="paragraph"/>
    <style:style style:name="T453" style:parent-style-name="Fuentedepárrafopredeter." style:family="text">
      <style:text-properties style:font-name="Liberation Mono" fo:font-size="10pt" style:font-size-asian="10pt" style:font-size-complex="10pt"/>
    </style:style>
    <style:style style:name="T454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55" style:parent-style-name="Standard" style:family="paragraph">
      <style:text-properties style:font-name="Liberation Mono" fo:color="#800000" fo:font-size="10pt" style:font-size-asian="10pt" style:font-size-complex="10pt"/>
    </style:style>
    <style:style style:name="P456" style:parent-style-name="Standard" style:family="paragraph">
      <style:text-properties style:font-name="Liberation Mono" fo:font-size="10pt" style:font-size-asian="10pt" style:font-size-complex="10pt"/>
    </style:style>
    <style:style style:name="P457" style:parent-style-name="Standard" style:family="paragraph">
      <style:text-properties style:font-name="Liberation Mono" fo:font-size="10pt" style:font-size-asian="10pt" style:font-size-complex="10pt"/>
    </style:style>
    <style:style style:name="P458" style:parent-style-name="Standard" style:family="paragraph">
      <style:text-properties style:font-name="Liberation Mono" fo:font-size="10pt" style:font-size-asian="10pt" style:font-size-complex="10pt"/>
    </style:style>
    <style:style style:name="P459" style:parent-style-name="Standard" style:list-style-name="LFO2" style:family="paragraph">
      <style:text-properties style:font-name="Liberation Mono" fo:font-size="10pt" style:font-size-asian="10pt" style:font-size-complex="10pt"/>
    </style:style>
    <style:style style:name="P460" style:parent-style-name="Standard" style:family="paragraph">
      <style:text-properties style:font-name="Liberation Mono" fo:font-size="10pt" style:font-size-asian="10pt" style:font-size-complex="10pt"/>
    </style:style>
    <style:style style:name="T461" style:parent-style-name="Fuentedepárrafopredeter." style:family="text">
      <style:text-properties style:font-name="Liberation Mono" fo:font-size="10pt" style:font-size-asian="10pt" style:font-size-complex="10pt"/>
    </style:style>
    <style:style style:name="T462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63" style:parent-style-name="Standard" style:family="paragraph">
      <style:text-properties style:font-name="Liberation Mono" fo:font-size="10pt" style:font-size-asian="10pt" style:font-size-complex="10pt"/>
    </style:style>
    <style:style style:name="P464" style:parent-style-name="Standard" style:family="paragraph">
      <style:text-properties style:font-name="Liberation Mono" fo:font-size="10pt" style:font-size-asian="10pt" style:font-size-complex="10pt"/>
    </style:style>
    <style:style style:name="P465" style:parent-style-name="Standard" style:list-style-name="LFO2" style:family="paragraph">
      <style:text-properties style:font-name="Liberation Mono" fo:font-size="10pt" style:font-size-asian="10pt" style:font-size-complex="10pt"/>
    </style:style>
    <style:style style:name="P466" style:parent-style-name="Standard" style:family="paragraph">
      <style:text-properties style:font-name="Liberation Mono" fo:font-size="10pt" style:font-size-asian="10pt" style:font-size-complex="10pt"/>
    </style:style>
    <style:style style:name="T467" style:parent-style-name="Fuentedepárrafopredeter." style:family="text">
      <style:text-properties style:font-name="Liberation Mono" fo:font-size="10pt" style:font-size-asian="10pt" style:font-size-complex="10pt"/>
    </style:style>
    <style:style style:name="T468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69" style:parent-style-name="Standard" style:family="paragraph">
      <style:text-properties style:font-name="Liberation Mono" fo:font-size="10pt" style:font-size-asian="10pt" style:font-size-complex="10pt"/>
    </style:style>
    <style:style style:name="P470" style:parent-style-name="Standard" style:family="paragraph">
      <style:text-properties style:font-name="Liberation Mono" fo:font-size="10pt" style:font-size-asian="10pt" style:font-size-complex="10pt"/>
    </style:style>
    <style:style style:name="P471" style:parent-style-name="Standard" style:list-style-name="LFO2" style:family="paragraph">
      <style:text-properties style:font-name="Liberation Mono" fo:font-size="10pt" style:font-size-asian="10pt" style:font-size-complex="10pt"/>
    </style:style>
    <style:style style:name="P472" style:parent-style-name="Standard" style:family="paragraph">
      <style:text-properties style:font-name="Liberation Mono" fo:color="#800000" fo:font-size="10pt" style:font-size-asian="10pt" style:font-size-complex="10pt"/>
    </style:style>
    <style:style style:name="T473" style:parent-style-name="Fuentedepárrafopredeter." style:family="text">
      <style:text-properties style:font-name="Liberation Mono" fo:color="#800000" fo:font-size="10pt" style:font-size-asian="10pt" style:font-size-complex="10pt"/>
    </style:style>
    <style:style style:name="T474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75" style:parent-style-name="Standard" style:family="paragraph">
      <style:text-properties style:font-name="Liberation Mono" fo:font-size="10pt" style:font-size-asian="10pt" style:font-size-complex="10pt"/>
    </style:style>
    <style:style style:name="P476" style:parent-style-name="Standard" style:family="paragraph">
      <style:text-properties style:font-name="Liberation Mono" fo:font-size="10pt" style:font-size-asian="10pt" style:font-size-complex="10pt"/>
    </style:style>
    <style:style style:name="P477" style:parent-style-name="Standard" style:list-style-name="LFO3" style:family="paragraph">
      <style:text-properties style:font-name="Liberation Mono" fo:font-size="10pt" style:font-size-asian="10pt" style:font-size-complex="10pt"/>
    </style:style>
    <style:style style:name="P478" style:parent-style-name="Standard" style:family="paragraph">
      <style:text-properties style:font-name="Liberation Mono" fo:font-size="10pt" style:font-size-asian="10pt" style:font-size-complex="10pt"/>
    </style:style>
    <style:style style:name="T479" style:parent-style-name="Fuentedepárrafopredeter." style:family="text">
      <style:text-properties style:font-name="Liberation Mono" fo:font-size="10pt" style:font-size-asian="10pt" style:font-size-complex="10pt"/>
    </style:style>
    <style:style style:name="T480" style:parent-style-name="Fuentedepárrafopredeter." style:family="text">
      <style:text-properties style:font-name="Liberation Mono" fo:color="#800000" fo:font-size="10pt" style:font-size-asian="10pt" style:font-size-complex="10pt"/>
    </style:style>
    <style:style style:name="T481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82" style:parent-style-name="Standard" style:family="paragraph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83" style:parent-style-name="Standard" style:family="paragraph">
      <style:text-properties style:font-name="Liberation Mono" fo:font-style="italic" style:font-style-asian="italic" style:font-style-complex="italic" fo:font-size="10pt" style:font-size-asian="10pt" style:font-size-complex="10pt"/>
    </style:style>
    <style:style style:name="P484" style:parent-style-name="Standard" style:family="paragraph">
      <style:text-properties style:font-name="Liberation Mono" fo:font-size="10pt" style:font-size-asian="10pt" style:font-size-complex="10pt"/>
    </style:style>
    <style:style style:name="P485" style:parent-style-name="Standard" style:list-style-name="LFO4" style:family="paragraph">
      <style:text-properties style:font-name="Liberation Mono" fo:font-size="10pt" style:font-size-asian="10pt" style:font-size-complex="10pt"/>
    </style:style>
    <style:style style:name="P486" style:parent-style-name="Standard" style:family="paragraph">
      <style:text-properties style:font-name="Liberation Mono" fo:font-size="10pt" style:font-size-asian="10pt" style:font-size-complex="10pt"/>
    </style:style>
    <style:style style:name="T487" style:parent-style-name="Fuentedepárrafopredeter." style:family="text">
      <style:text-properties style:font-name="Liberation Mono" fo:font-size="10pt" style:font-size-asian="10pt" style:font-size-complex="10pt"/>
    </style:style>
    <style:style style:name="T488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89" style:parent-style-name="Standard" style:family="paragraph">
      <style:text-properties style:font-name="Liberation Mono" fo:font-style="italic" style:font-style-asian="italic" style:font-style-complex="italic" fo:font-size="10pt" style:font-size-asian="10pt" style:font-size-complex="10pt"/>
    </style:style>
    <style:style style:name="P490" style:parent-style-name="Standard" style:family="paragraph">
      <style:text-properties style:font-name="Liberation Mono" fo:font-size="10pt" style:font-size-asian="10pt" style:font-size-complex="10pt"/>
    </style:style>
    <style:style style:name="P491" style:parent-style-name="Standard" style:list-style-name="LFO5" style:family="paragraph">
      <style:text-properties style:font-name="Liberation Mono" fo:font-size="10pt" style:font-size-asian="10pt" style:font-size-complex="10pt"/>
    </style:style>
    <style:style style:name="P492" style:parent-style-name="Standard" style:family="paragraph">
      <style:text-properties style:font-name="Liberation Mono" fo:font-size="10pt" style:font-size-asian="10pt" style:font-size-complex="10pt"/>
    </style:style>
    <style:style style:name="P493" style:parent-style-name="Standard" style:family="paragraph">
      <style:text-properties style:font-name="Liberation Mono" fo:font-size="10pt" style:font-size-asian="10pt" style:font-size-complex="10pt"/>
    </style:style>
    <style:style style:name="T494" style:parent-style-name="Fuentedepárrafopredeter." style:family="text">
      <style:text-properties style:font-name="Liberation Mono" fo:font-size="10pt" style:font-size-asian="10pt" style:font-size-complex="10pt"/>
    </style:style>
    <style:style style:name="T495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96" style:parent-style-name="Standard" style:family="paragraph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497" style:parent-style-name="Standard" style:family="paragraph">
      <style:text-properties style:font-name="Liberation Mono" fo:font-size="10pt" style:font-size-asian="10pt" style:font-size-complex="10pt"/>
    </style:style>
    <style:style style:name="P498" style:parent-style-name="Standard" style:family="paragraph">
      <style:text-properties style:font-name="Liberation Mono" fo:font-size="10pt" style:font-size-asian="10pt" style:font-size-complex="10pt"/>
    </style:style>
    <style:style style:name="P499" style:parent-style-name="Standard" style:list-style-name="LFO5" style:family="paragraph">
      <style:text-properties style:font-name="Liberation Mono" fo:font-size="10pt" style:font-size-asian="10pt" style:font-size-complex="10pt"/>
    </style:style>
    <style:style style:name="P500" style:parent-style-name="Standard" style:family="paragraph">
      <style:text-properties style:font-name="Liberation Mono" fo:font-size="10pt" style:font-size-asian="10pt" style:font-size-complex="10pt"/>
    </style:style>
    <style:style style:name="T501" style:parent-style-name="Fuentedepárrafopredeter." style:family="text">
      <style:text-properties style:font-name="Liberation Mono" fo:font-size="10pt" style:font-size-asian="10pt" style:font-size-complex="10pt"/>
    </style:style>
    <style:style style:name="T502" style:parent-style-name="Fuentedepárrafopredeter." style:family="text">
      <style:text-properties style:font-name="Liberation Mono" fo:font-style="italic" style:font-style-asian="italic" style:font-style-complex="italic" fo:color="#800000" fo:font-size="10pt" style:font-size-asian="10pt" style:font-size-complex="10pt"/>
    </style:style>
    <style:style style:name="P503" style:parent-style-name="Standard" style:family="paragraph">
      <style:text-properties style:font-name="Liberation Mono" fo:color="#800000" fo:font-size="10pt" style:font-size-asian="10pt" style:font-size-complex="10pt"/>
    </style:style>
    <style:style style:name="P504" style:parent-style-name="Standard" style:family="paragraph">
      <style:text-properties style:font-name="Liberation Mono" fo:color="#800000" fo:font-size="10pt" style:font-size-asian="10pt" style:font-size-complex="10pt"/>
    </style:style>
    <style:style style:name="P505" style:parent-style-name="Standard" style:family="paragraph">
      <style:text-properties style:font-name="Liberation Mono" fo:font-size="10pt" style:font-size-asian="10pt" style:font-size-complex="10pt"/>
    </style:style>
    <style:style style:name="P506" style:parent-style-name="Standard" style:family="paragraph">
      <style:text-properties style:font-name="Liberation Mono" fo:font-size="10pt" style:font-size-asian="10pt" style:font-size-complex="10pt"/>
    </style:style>
    <style:style style:name="P507" style:parent-style-name="Standard" style:family="paragraph">
      <style:text-properties style:font-name="Liberation Mono" fo:font-size="10pt" style:font-size-asian="10pt" style:font-size-complex="10pt"/>
    </style:style>
    <style:style style:name="P508" style:parent-style-name="Standard" style:family="paragraph">
      <style:text-properties style:font-name="Liberation Mono" fo:font-size="10pt" style:font-size-asian="10pt" style:font-size-complex="10pt"/>
    </style:style>
    <style:style style:name="P509" style:parent-style-name="Standard" style:family="paragraph">
      <style:text-properties style:font-name="Liberation Mono" fo:font-size="10pt" style:font-size-asian="10pt" style:font-size-complex="10pt"/>
    </style:style>
    <style:style style:name="P510" style:parent-style-name="Standard" style:family="paragraph">
      <style:text-properties style:font-name="Liberation Mono" fo:font-size="10pt" style:font-size-asian="10pt" style:font-size-complex="10pt"/>
    </style:style>
    <style:style style:name="P511" style:parent-style-name="Standard" style:family="paragraph">
      <style:text-properties style:font-name="Liberation Mono" fo:font-size="10pt" style:font-size-asian="10pt" style:font-size-complex="10pt"/>
    </style:style>
    <style:style style:name="P512" style:parent-style-name="Standard" style:family="paragraph">
      <style:text-properties style:font-name="Liberation Mono" fo:font-size="10pt" style:font-size-asian="10pt" style:font-size-complex="10pt"/>
    </style:style>
    <style:style style:name="P513" style:parent-style-name="Standard" style:family="paragraph">
      <style:text-properties style:font-name="Liberation Mono" fo:font-size="10pt" style:font-size-asian="10pt" style:font-size-complex="10pt"/>
    </style:style>
    <style:style style:name="P514" style:parent-style-name="Standard" style:family="paragraph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P515" style:parent-style-name="Standard" style:family="paragraph">
      <style:paragraph-properties fo:break-before="page"/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516" style:parent-style-name="Fuentedepárrafopredeter." style:family="text">
      <style:text-properties fo:font-style="italic" style:font-style-asian="italic" style:font-style-complex="italic"/>
    </style:style>
    <style:style style:name="T517" style:parent-style-name="Fuentedepárrafopredeter." style:family="text">
      <style:text-properties fo:font-style="italic" style:font-style-asian="italic" style:font-style-complex="italic"/>
    </style:style>
    <style:style style:name="T518" style:parent-style-name="Fuentedepárrafopredeter." style:family="text">
      <style:text-properties fo:font-style="italic" style:font-style-asian="italic" style:font-style-complex="italic"/>
    </style:style>
    <style:style style:name="P519" style:parent-style-name="Standard" style:list-style-name="LFO6" style:family="paragraph"/>
    <style:style style:name="P520" style:parent-style-name="Standard" style:list-style-name="LFO6" style:family="paragraph"/>
    <style:style style:name="P521" style:parent-style-name="Standard" style:list-style-name="LFO6" style:family="paragraph"/>
    <style:style style:name="P522" style:parent-style-name="Standard" style:list-style-name="LFO7" style:family="paragraph"/>
    <style:style style:name="T523" style:parent-style-name="Fuentedepárrafopredeter." style:family="text">
      <style:text-properties fo:font-style="italic" style:font-style-asian="italic" style:font-style-complex="italic"/>
    </style:style>
    <style:style style:name="P524" style:parent-style-name="Standard" style:list-style-name="LFO7" style:family="paragraph"/>
    <style:style style:name="T525" style:parent-style-name="Fuentedepárrafopredeter." style:family="text">
      <style:text-properties fo:font-style="italic" style:font-style-asian="italic" style:font-style-complex="italic"/>
    </style:style>
    <style:style style:name="P526" style:parent-style-name="Standard" style:list-style-name="LFO7" style:family="paragraph"/>
    <style:style style:name="T527" style:parent-style-name="Fuentedepárrafopredeter." style:family="text">
      <style:text-properties fo:font-style="italic" style:font-style-asian="italic" style:font-style-complex="italic"/>
    </style:style>
    <style:style style:name="P528" style:parent-style-name="Standard" style:list-style-name="LFO7" style:family="paragraph"/>
    <style:style style:name="T529" style:parent-style-name="Fuentedepárrafopredeter." style:family="text">
      <style:text-properties fo:font-style="italic" style:font-style-asian="italic" style:font-style-complex="italic"/>
    </style:style>
    <style:style style:name="TableColumn531" style:family="table-column">
      <style:table-column-properties style:column-width="7.118in" style:use-optimal-column-width="false"/>
    </style:style>
    <style:style style:name="Table530" style:family="table">
      <style:table-properties style:width="7.118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4" style:parent-style-name="Standard" style:family="paragraph">
      <style:text-properties style:font-name="Monospace" fo:font-size="10pt" style:font-size-asian="10pt" style:font-size-complex="10pt"/>
    </style:style>
    <style:style style:name="T535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3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37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3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3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4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541" style:parent-style-name="Standard" style:family="paragraph">
      <style:text-properties style:font-name="Monospace" fo:font-size="10pt" style:font-size-asian="10pt" style:font-size-complex="10pt"/>
    </style:style>
    <style:style style:name="T54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43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4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45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4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47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54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4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50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5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52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5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54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55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5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5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5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5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60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6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6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56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64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6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66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56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6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6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70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7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72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57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7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57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7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7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7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7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0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58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58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8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9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9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9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93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59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9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9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97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59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599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60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0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0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0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604" style:parent-style-name="Standard" style:family="paragraph">
      <style:text-properties style:font-name="Monospace" fo:font-size="10pt" style:font-size-asian="10pt" style:font-size-complex="10pt"/>
    </style:style>
    <style:style style:name="T60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0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0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0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0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1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1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12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1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14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1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1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617" style:parent-style-name="Standard" style:family="paragraph">
      <style:text-properties style:font-name="Monospace" fo:font-size="10pt" style:font-size-asian="10pt" style:font-size-complex="10pt"/>
    </style:style>
    <style:style style:name="T61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1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2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2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2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2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2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25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2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27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2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2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630" style:parent-style-name="Standard" style:family="paragraph">
      <style:text-properties style:font-name="Monospace" fo:font-size="10pt" style:font-size-asian="10pt" style:font-size-complex="10pt"/>
    </style:style>
    <style:style style:name="T63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32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3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3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3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3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3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3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3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4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4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4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43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4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45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4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47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64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4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5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3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5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5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65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5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6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6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6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63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6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65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6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6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6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6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0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7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2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7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4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7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7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8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8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8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83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8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85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8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87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68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8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69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3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69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5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69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69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0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0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0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03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70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0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0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0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0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0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0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71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7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1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1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2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3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72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2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2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30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3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3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3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34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73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36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73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3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739" style:parent-style-name="Standard" style:family="paragraph">
      <style:text-properties style:font-name="Monospace" fo:font-size="10pt" style:font-size-asian="10pt" style:font-size-complex="10pt"/>
    </style:style>
    <style:style style:name="T74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41" style:parent-style-name="Fuentedepárrafopredeter." style:family="text">
      <style:text-properties style:font-name="Monospace" fo:color="#646464" fo:font-size="10pt" style:font-size-asian="10pt" style:font-size-complex="10pt"/>
    </style:style>
    <style:style style:name="T74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43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4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45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 fo:background-color="#D4D4D4"/>
    </style:style>
    <style:style style:name="T74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47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74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4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5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5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752" style:parent-style-name="Fuentedepárrafopredeter." style:family="text">
      <style:text-properties style:font-name="Monospace" fo:font-weight="bold" style:font-weight-asian="bold" fo:color="#7F9FBF" fo:font-size="10pt" style:font-size-asian="10pt" style:font-size-complex="10pt"/>
    </style:style>
    <style:style style:name="T75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75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5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5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 fo:background-color="#D4D4D4"/>
    </style:style>
    <style:style style:name="T757" style:parent-style-name="Fuentedepárrafopredeter." style:family="text">
      <style:text-properties style:font-name="Monospace" fo:color="#000000" fo:font-size="10pt" style:font-size-asian="10pt" style:font-size-complex="10pt" fo:background-color="#D4D4D4"/>
    </style:style>
    <style:style style:name="T75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 fo:background-color="#D4D4D4"/>
    </style:style>
    <style:style style:name="T759" style:parent-style-name="Fuentedepárrafopredeter." style:family="text">
      <style:text-properties style:font-name="Monospace" fo:color="#000000" fo:font-size="10pt" style:font-size-asian="10pt" style:font-size-complex="10pt" fo:background-color="#D4D4D4"/>
    </style:style>
    <style:style style:name="T760" style:parent-style-name="Fuentedepárrafopredeter." style:family="text">
      <style:text-properties style:font-name="Monospace" fo:color="#0000C0" fo:font-size="10pt" style:font-size-asian="10pt" style:font-size-complex="10pt" fo:background-color="#D4D4D4"/>
    </style:style>
    <style:style style:name="T761" style:parent-style-name="Fuentedepárrafopredeter." style:family="text">
      <style:text-properties style:font-name="Monospace" fo:color="#000000" fo:font-size="10pt" style:font-size-asian="10pt" style:font-size-complex="10pt" fo:background-color="#D4D4D4"/>
    </style:style>
    <style:style style:name="T762" style:parent-style-name="Fuentedepárrafopredeter." style:family="text">
      <style:text-properties style:font-name="Monospace" fo:color="#6A3E3E" fo:font-size="10pt" style:font-size-asian="10pt" style:font-size-complex="10pt" fo:background-color="#D4D4D4"/>
    </style:style>
    <style:style style:name="T763" style:parent-style-name="Fuentedepárrafopredeter." style:family="text">
      <style:text-properties style:font-name="Monospace" fo:color="#000000" fo:font-size="10pt" style:font-size-asian="10pt" style:font-size-complex="10pt" fo:background-color="#D4D4D4"/>
    </style:style>
    <style:style style:name="T764" style:parent-style-name="Fuentedepárrafopredeter." style:family="text">
      <style:text-properties style:font-name="Monospace" fo:color="#0000C0" fo:font-size="10pt" style:font-size-asian="10pt" style:font-size-complex="10pt" fo:background-color="#D4D4D4"/>
    </style:style>
    <style:style style:name="T765" style:parent-style-name="Fuentedepárrafopredeter." style:family="text">
      <style:text-properties style:font-name="Monospace" fo:color="#000000" fo:font-size="10pt" style:font-size-asian="10pt" style:font-size-complex="10pt" fo:background-color="#D4D4D4"/>
    </style:style>
    <style:style style:name="T76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6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6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769" style:parent-style-name="Standard" style:family="paragraph">
      <style:text-properties fo:font-weight="bold" style:font-weight-asian="bold" style:font-weight-complex="bold"/>
    </style:style>
    <style:style style:name="P770" style:parent-style-name="Standard" style:family="paragraph">
      <style:text-properties fo:font-weight="bold" style:font-weight-asian="bold" style:font-weight-complex="bold"/>
    </style:style>
    <style:style style:name="T771" style:parent-style-name="Fuentedepárrafopredeter." style:family="text">
      <style:text-properties fo:font-style="italic" style:font-style-asian="italic" style:font-style-complex="italic"/>
    </style:style>
    <style:style style:name="P772" style:parent-style-name="Standard" style:list-style-name="LFO8" style:family="paragraph"/>
    <style:style style:name="T773" style:parent-style-name="Fuentedepárrafopredeter." style:family="text">
      <style:text-properties fo:font-style="italic" style:font-style-asian="italic" style:font-style-complex="italic"/>
    </style:style>
    <style:style style:name="T774" style:parent-style-name="Fuentedepárrafopredeter." style:family="text">
      <style:text-properties fo:font-weight="bold" style:font-weight-asian="bold" style:font-weight-complex="bold"/>
    </style:style>
    <style:style style:name="P775" style:parent-style-name="Standard" style:list-style-name="LFO8" style:family="paragraph"/>
    <style:style style:name="P776" style:parent-style-name="Standard" style:list-style-name="LFO8" style:family="paragraph"/>
    <style:style style:name="T777" style:parent-style-name="Fuentedepárrafopredeter." style:family="text">
      <style:text-properties fo:font-style="italic" style:font-style-asian="italic" style:font-style-complex="italic"/>
    </style:style>
    <style:style style:name="P778" style:parent-style-name="Standard" style:list-style-name="LFO8" style:family="paragraph"/>
    <style:style style:name="T779" style:parent-style-name="Fuentedepárrafopredeter." style:family="text">
      <style:text-properties fo:font-style="italic" style:font-style-asian="italic" style:font-style-complex="italic"/>
    </style:style>
    <style:style style:name="T780" style:parent-style-name="Fuentedepárrafopredeter." style:family="text">
      <style:text-properties fo:font-style="italic" style:font-style-asian="italic" style:font-style-complex="italic"/>
    </style:style>
    <style:style style:name="P781" style:parent-style-name="Standard" style:list-style-name="LFO8" style:family="paragraph"/>
    <style:style style:name="P782" style:parent-style-name="Standard" style:family="paragraph">
      <style:paragraph-properties fo:margin-left="1in" fo:text-indent="-0.25in">
        <style:tab-stops/>
      </style:paragraph-properties>
    </style:style>
    <style:style style:name="P783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84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85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86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87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88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89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90" style:parent-style-name="Standard" style:family="paragraph">
      <style:paragraph-properties fo:margin-left="0.5in">
        <style:tab-stops/>
      </style:paragraph-properties>
      <style:text-properties style:font-name="Ubuntu Mono"/>
    </style:style>
    <style:style style:name="P791" style:parent-style-name="Standard" style:family="paragraph">
      <style:paragraph-properties fo:margin-left="0.5in">
        <style:tab-stops/>
      </style:paragraph-properties>
    </style:style>
    <style:style style:name="TableColumn793" style:family="table-column">
      <style:table-column-properties style:column-width="7.118in" style:use-optimal-column-width="false"/>
    </style:style>
    <style:style style:name="Table792" style:family="table">
      <style:table-properties style:width="7.118in" fo:margin-left="0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9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9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79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79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800" style:parent-style-name="Standard" style:family="paragraph">
      <style:text-properties style:font-name="Monospace" fo:font-size="10pt" style:font-size-asian="10pt" style:font-size-complex="10pt"/>
    </style:style>
    <style:style style:name="T80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0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03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0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805" style:parent-style-name="Standard" style:family="paragraph">
      <style:text-properties style:font-name="Monospace" fo:font-size="10pt" style:font-size-asian="10pt" style:font-size-complex="10pt"/>
    </style:style>
    <style:style style:name="T80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07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0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09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1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1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1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3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81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1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2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22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24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5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26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2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3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32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34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5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36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3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4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4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4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4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4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4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46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84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4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4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85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5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5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60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86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62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6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6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6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66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86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6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6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87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4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7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7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80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81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2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83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4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85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6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87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8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89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90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891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9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9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9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9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9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9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89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89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00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90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0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0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0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0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06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0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08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90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0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1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5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1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7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1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1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2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2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2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2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2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25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26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2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3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32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34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5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36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3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4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42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44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4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4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4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5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52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54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5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56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5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96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6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96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6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7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7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72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97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74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97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76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7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78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7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0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8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2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98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8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89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9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91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9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93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9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9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9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9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998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99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0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0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0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0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10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11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12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13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14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1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1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1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1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19" style:parent-style-name="Fuentedepárrafopredeter." style:family="text">
      <style:text-properties style:font-name="Monospace" fo:font-style="italic" style:font-style-asian="italic" fo:color="#000000" fo:font-size="10pt" style:font-size-asian="10pt" style:font-size-complex="10pt"/>
    </style:style>
    <style:style style:name="T102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21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2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2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2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2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2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2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2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2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30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1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32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3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34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5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36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7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38" style:parent-style-name="Fuentedepárrafopredeter." style:family="text">
      <style:text-properties style:font-name="Monospace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9" style:parent-style-name="Fuentedepárrafopredeter." style:family="text">
      <style:text-properties style:font-name="Monospace" fo:color="#3F7F5F" fo:font-size="10pt" style:font-size-asian="10pt" style:font-size-complex="10pt"/>
    </style:style>
    <style:style style:name="T104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4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42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 style:font-size-complex="10pt"/>
    </style:style>
    <style:style style:name="T104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44" style:parent-style-name="Fuentedepárrafopredeter." style:family="text">
      <style:text-properties style:font-name="Monospace" fo:color="#2A00FF" fo:font-size="10pt" style:font-size-asian="10pt" style:font-size-complex="10pt"/>
    </style:style>
    <style:style style:name="T104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4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4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48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 style:font-size-complex="10pt"/>
    </style:style>
    <style:style style:name="T104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0" style:parent-style-name="Fuentedepárrafopredeter." style:family="text">
      <style:text-properties style:font-name="Monospace" fo:color="#2A00FF" fo:font-size="10pt" style:font-size-asian="10pt" style:font-size-complex="10pt"/>
    </style:style>
    <style:style style:name="T105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4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 style:font-size-complex="10pt"/>
    </style:style>
    <style:style style:name="T105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6" style:parent-style-name="Fuentedepárrafopredeter." style:family="text">
      <style:text-properties style:font-name="Monospace" fo:color="#2A00FF" fo:font-size="10pt" style:font-size-asian="10pt" style:font-size-complex="10pt"/>
    </style:style>
    <style:style style:name="T105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5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60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 style:font-size-complex="10pt"/>
    </style:style>
    <style:style style:name="T106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62" style:parent-style-name="Fuentedepárrafopredeter." style:family="text">
      <style:text-properties style:font-name="Monospace" fo:color="#2A00FF" fo:font-size="10pt" style:font-size-asian="10pt" style:font-size-complex="10pt"/>
    </style:style>
    <style:style style:name="T106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6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6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66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106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68" style:parent-style-name="Fuentedepárrafopredeter." style:family="text">
      <style:text-properties style:font-name="Monospace" fo:font-weight="bold" style:font-weight-asian="bold" fo:color="#7F0055" fo:font-size="10pt" style:font-size-asian="10pt" style:font-size-complex="10pt"/>
    </style:style>
    <style:style style:name="T106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70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7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7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7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7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7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76" style:parent-style-name="Fuentedepárrafopredeter." style:family="text">
      <style:text-properties style:font-name="Monospace" fo:color="#0000C0" fo:font-size="10pt" style:font-size-asian="10pt" style:font-size-complex="10pt"/>
    </style:style>
    <style:style style:name="T107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78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7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2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3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 style:font-size-complex="10pt"/>
    </style:style>
    <style:style style:name="T1084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5" style:parent-style-name="Fuentedepárrafopredeter." style:family="text">
      <style:text-properties style:font-name="Monospace" fo:color="#2A00FF" fo:font-size="10pt" style:font-size-asian="10pt" style:font-size-complex="10pt"/>
    </style:style>
    <style:style style:name="T1086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7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8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8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90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9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92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93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94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95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96" style:parent-style-name="Fuentedepárrafopredeter." style:family="text">
      <style:text-properties style:font-name="Monospace" fo:color="#6A3E3E" fo:font-size="10pt" style:font-size-asian="10pt" style:font-size-complex="10pt"/>
    </style:style>
    <style:style style:name="T1097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98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099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100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T1101" style:parent-style-name="Fuentedepárrafopredeter." style:family="text">
      <style:text-properties style:font-name="Monospace" fo:color="#000000" fo:font-size="10pt" style:font-size-asian="10pt" style:font-size-complex="10pt"/>
    </style:style>
    <style:style style:name="P1102" style:parent-style-name="Standard" style:family="paragraph">
      <style:text-properties fo:font-size="10pt" style:font-size-asian="10pt" style:font-size-complex="10pt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5.93543in" svg:y="-0.12559in" svg:width="1.12569in" svg:height="0.51736in" draw:z-index="251658240" draw:id="id0" draw:style-name="a0" draw:name="Forma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">DESARROLLO DE APLICACIONES WEB <text:s text:c="29"/>CALIFICACIÓN:</text:span></text:p>
      <text:p text:style-name="P4">EXAMEN <text:s/>2ºEV. <text:s/>PROGRAMACIÓN<text:s/><text:tab/><text:tab/></text:p>
      <text:p text:style-name="P5">NOMBRE: <text:s text:c="54"/>APELLIDOS:</text:p>
      <text:p text:style-name="P6"/>
      <text:p text:style-name="Standard"><draw:custom-shape svg:x="4.63465in" svg:y="0.1437in" svg:width="0.00069in" svg:height="0.01944in" draw:z-index="251659264" draw:id="id1" draw:style-name="a1" draw:name="Forma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T7">1.<text:s/></text:span>Implementar<text:s/><text:span text:style-name="T8">solo 3 de<text:s/></text:span>los siguientes métodos :<text:s/><text:span text:style-name="T9">(4.5 Puntos)</text:span></text:p>
      <text:p text:style-name="P10">(1.5 Puntos)</text:p>
      <text:p text:style-name="Standard"><text:span text:style-name="T11">A) static String<text:s/></text:span><text:span text:style-name="T12">quitarVocales</text:span><text:span text:style-name="T13"><text:s/>( <text:s/>String parámetro )</text:span></text:p>
      <text:p text:style-name="Standard">Devuelve un String a partir de la cadena parámetro con el mismo contenido pero suprimiendo las vocales.</text:p>
      <text:p text:style-name="P14">Ejemplo:</text:p>
      <text:p text:style-name="P15"><text:s text:c="5"/>quitarVocales("Hola Pepe Luis") --&gt; <text:s/>"Hl Pp Ls"</text:p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Standard"><text:span text:style-name="T21">public</text:span><text:span text:style-name="T22"><text:s/></text:span><text:span text:style-name="T23">static</text:span><text:span text:style-name="T24"><text:s/>String quitarVocales ( <text:s/>String<text:s/></text:span><text:span text:style-name="T25">parámetro</text:span><text:span text:style-name="T26"><text:s/>) {</text:span></text:p>
            <text:p text:style-name="Standard"><text:span text:style-name="T27"><text:tab/></text:span><text:span text:style-name="T28"><text:tab/>StringBuilder<text:s/></text:span><text:span text:style-name="T29">sb</text:span><text:span text:style-name="T30"><text:s/>=<text:s/></text:span><text:span text:style-name="T31">new</text:span><text:span text:style-name="T32"><text:s/>StringBuilder();</text:span></text:p>
            <text:p text:style-name="Standard"><text:span text:style-name="T33"><text:tab/></text:span><text:span text:style-name="T34"><text:tab/></text:span><text:span text:style-name="T35">for</text:span><text:span text:style-name="T36"><text:s/>(</text:span><text:span text:style-name="T37">int</text:span><text:span text:style-name="T38"><text:s/></text:span><text:span text:style-name="T39">i</text:span><text:span text:style-name="T40">=0;<text:s/></text:span><text:span text:style-name="T41">i</text:span><text:span text:style-name="T42"><text:s/>&lt;<text:s/></text:span><text:span text:style-name="T43">parámetro</text:span><text:span text:style-name="T44">.length();<text:s/></text:span><text:span text:style-name="T45">i</text:span><text:span text:style-name="T46">++ ){</text:span></text:p>
            <text:p text:style-name="Standard"><text:span text:style-name="T47"><text:tab/></text:span><text:span text:style-name="T48"><text:tab/></text:span><text:span text:style-name="T49"><text:tab/></text:span><text:span text:style-name="T50">char</text:span><text:span text:style-name="T51"><text:s/></text:span><text:span text:style-name="T52">letra</text:span><text:span text:style-name="T53"><text:s/>=<text:s/></text:span><text:span text:style-name="T54">parámetro</text:span><text:span text:style-name="T55">.charAt(</text:span><text:span text:style-name="T56">i</text:span><text:span text:style-name="T57">);</text:span></text:p>
            <text:p text:style-name="Standard"><text:span text:style-name="T58"><text:tab/></text:span><text:span text:style-name="T59"><text:tab/></text:span><text:span text:style-name="T60"><text:tab/></text:span><text:span text:style-name="T61">// Si no es una vocal Se puede utilizar lista</text:span></text:p>
            <text:p text:style-name="P62"><text:s text:c="22"/>// de condiciones lógicas con || o switch con case</text:p>
            <text:p text:style-name="Standard"><text:span text:style-name="T63"><text:tab/></text:span><text:span text:style-name="T64"><text:tab/><text:s text:c="5"/></text:span><text:span text:style-name="T65">if</text:span><text:span text:style-name="T66"><text:s/>(<text:s/></text:span><text:span text:style-name="T67">"aeiouAEIOU"</text:span><text:span text:style-name="T68">.indexOf(</text:span><text:span text:style-name="T69">letra</text:span><text:span text:style-name="T70">) &lt; 0 ){</text:span></text:p>
            <text:p text:style-name="Standard"><text:span text:style-name="T71"><text:tab/></text:span><text:span text:style-name="T72"><text:tab/><text:s text:c="4"/></text:span><text:span text:style-name="T73"><text:tab/></text:span><text:span text:style-name="T74">sb</text:span><text:span text:style-name="T75">.append(</text:span><text:span text:style-name="T76">letra</text:span><text:span text:style-name="T77">);</text:span></text:p>
            <text:p text:style-name="P78"><text:tab/><text:tab/><text:s text:c="6"/>}</text:p>
            <text:p text:style-name="P79"><text:tab/><text:tab/>}</text:p>
            <text:p text:style-name="Standard"><text:span text:style-name="T80"><text:tab/><text:s text:c="2"/></text:span><text:span text:style-name="T81">return</text:span><text:span text:style-name="T82"><text:s/></text:span><text:span text:style-name="T83">sb</text:span><text:span text:style-name="T84">.toString();</text:span><text:span text:style-name="T85"><text:tab/></text:span><text:span text:style-name="T86"><text:tab/></text:span><text:span text:style-name="T87"><text:tab/></text:span></text:p>
            <text:p text:style-name="P88"><text:tab/>}</text:p>
          </table:table-cell>
        </table:table-row>
      </table:table>
      <text:p text:style-name="Standard"/>
      <text:p text:style-name="P89">(1.5 Puntos)</text:p>
      <text:p text:style-name="Standard">B)<text:s/><text:span text:style-name="T90">public static int []<text:s/></text:span><text:span text:style-name="T91">operarTabla</text:span><text:span text:style-name="T92"><text:s/>( int [] valores)</text:span></text:p>
      <text:p text:style-name="Standard">Devuelve una nueva tabla de enteros de la mitad de tamaño de la tabla de valores, donde en cada posición se almacena l<text:span text:style-name="T93">a suma de dos posiciones consecutivas de la tabla de valores</text:span>.</text:p>
      <text:p text:style-name="Standard">Nota: Para crear una tabla podemos utilizar <text:s/>int resu[] <text:s/>= new int[tamaño] y luego hacer return resu</text:p>
      <text:p text:style-name="Standard">Ejemplo <text:s/><text:span text:style-name="T94">operarTabla ({ 3,2,5,1}) → {5,6}</text:span></text:p>
      <text:p text:style-name="P95"><text:tab/><text:s text:c="2"/>operarTabla ({2,1,5,0,8,-1}) → {3,5,7}</text:p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Standard"><text:span text:style-name="T101">public</text:span><text:span text:style-name="T102"><text:s/></text:span><text:span text:style-name="T103">static</text:span><text:span text:style-name="T104"><text:s/></text:span><text:span text:style-name="T105">int</text:span><text:span text:style-name="T106"><text:s/>[] operarTabla (<text:s/></text:span><text:span text:style-name="T107">int</text:span><text:span text:style-name="T108"><text:s/>[]<text:s/></text:span><text:span text:style-name="T109">valores</text:span><text:span text:style-name="T110">){</text:span></text:p>
            <text:p text:style-name="P111"><text:tab/><text:tab/></text:p>
            <text:p text:style-name="Standard"><text:span text:style-name="T112"><text:tab/></text:span><text:span text:style-name="T113"><text:tab/></text:span><text:span text:style-name="T114">int</text:span><text:span text:style-name="T115"><text:s/></text:span><text:span text:style-name="T116">nueva</text:span><text:span text:style-name="T117"><text:s/>[] =<text:s/></text:span><text:span text:style-name="T118">new</text:span><text:span text:style-name="T119"><text:s/></text:span><text:span text:style-name="T120">int</text:span><text:span text:style-name="T121"><text:s/>[<text:s/></text:span><text:span text:style-name="T122">valores</text:span><text:span text:style-name="T123">.</text:span><text:span text:style-name="T124">length</text:span><text:span text:style-name="T125">/2];</text:span></text:p>
            <text:p text:style-name="Standard"><text:span text:style-name="T126"><text:tab/></text:span><text:span text:style-name="T127"><text:tab/></text:span><text:span text:style-name="T128">for</text:span><text:span text:style-name="T129"><text:s/>(</text:span><text:span text:style-name="T130">int</text:span><text:span text:style-name="T131"><text:s/></text:span><text:span text:style-name="T132">j</text:span><text:span text:style-name="T133">=0,<text:s/></text:span><text:span text:style-name="T134">i</text:span><text:span text:style-name="T135">=0;<text:s/></text:span><text:span text:style-name="T136">i</text:span><text:span text:style-name="T137"><text:s/>&lt;<text:s/></text:span><text:span text:style-name="T138">valores</text:span><text:span text:style-name="T139">.</text:span><text:span text:style-name="T140">length</text:span><text:span text:style-name="T141">;<text:s/></text:span><text:span text:style-name="T142">i</text:span><text:span text:style-name="T143">=</text:span><text:span text:style-name="T144">i</text:span><text:span text:style-name="T145">+2,<text:s/></text:span><text:span text:style-name="T146">j</text:span><text:span text:style-name="T147">++){</text:span></text:p>
            <text:p text:style-name="Standard"><text:span text:style-name="T148"><text:tab/></text:span><text:span text:style-name="T149"><text:tab/></text:span><text:span text:style-name="T150"><text:tab/></text:span><text:span text:style-name="T151">nueva</text:span><text:span text:style-name="T152">[</text:span><text:span text:style-name="T153">j</text:span><text:span text:style-name="T154">] =<text:s/></text:span><text:span text:style-name="T155">valores</text:span><text:span text:style-name="T156">[</text:span><text:span text:style-name="T157">i</text:span><text:span text:style-name="T158">] +<text:s/></text:span><text:span text:style-name="T159">valores</text:span><text:span text:style-name="T160">[</text:span><text:span text:style-name="T161">i</text:span><text:span text:style-name="T162">+1];</text:span></text:p>
            <text:p text:style-name="P163"><text:tab/><text:tab/>}</text:p>
            <text:p text:style-name="Standard"><text:span text:style-name="T164"><text:tab/></text:span><text:span text:style-name="T165"><text:tab/></text:span><text:span text:style-name="T166">return</text:span><text:span text:style-name="T167"><text:s/></text:span><text:span text:style-name="T168">nueva</text:span><text:span text:style-name="T169">;</text:span></text:p>
            <text:p text:style-name="P170"><text:tab/>}</text:p>
          </table:table-cell>
        </table:table-row>
      </table:table>
      <text:p text:style-name="P171"/>
      <text:p text:style-name="P172">(1.5 Puntos)</text:p>
      <text:p text:style-name="Standard">C)<text:s/><text:span text:style-name="T173">public static String<text:s/></text:span><text:span text:style-name="T174">superEco</text:span><text:span text:style-name="T175"><text:s/>( String cadena, int veces)</text:span></text:p>
      <text:p text:style-name="Standard">Devuelve un<text:s/><text:span text:style-name="T176">String</text:span><text:s/>donde la cadena pasada como parámetro se repite tantas veces con se indique el parámetro<text:s/><text:span text:style-name="T177">veces</text:span>. Si veces es 0 o negativo, <text:s/>la cadena a devolver sera vacía ""</text:p>
      <text:p text:style-name="Standard">Ejemplos:</text:p>
      <text:p text:style-name="P178">superEco("Hola",3) → "HolaHolaHola"</text:p>
      <text:p text:style-name="P179">superEco("Oh",2) → "OhOh"</text:p>
      <text:p text:style-name="P180">superEco("Peligro",-3) → ""</text:p>
      <text:p text:style-name="P181"/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Standard"><text:span text:style-name="T187">public</text:span><text:span text:style-name="T188"><text:s/></text:span><text:span text:style-name="T189">static</text:span><text:span text:style-name="T190"><text:s/>String superEco ( String<text:s/></text:span><text:span text:style-name="T191">cadena</text:span><text:span text:style-name="T192">,<text:s/></text:span><text:span text:style-name="T193">int</text:span><text:span text:style-name="T194"><text:s/></text:span><text:span text:style-name="T195">veces</text:span><text:span text:style-name="T196">){</text:span></text:p>
            <text:p text:style-name="Standard"><text:span text:style-name="T197"><text:tab/></text:span><text:span text:style-name="T198"><text:tab/>StringBuilder<text:s/></text:span><text:span text:style-name="T199">sc</text:span><text:span text:style-name="T200"><text:s/>=<text:s/></text:span><text:span text:style-name="T201">new</text:span><text:span text:style-name="T202"><text:s/>StringBuilder();</text:span></text:p>
            <text:p text:style-name="Standard"><text:span text:style-name="T203"><text:tab/></text:span><text:span text:style-name="T204"><text:tab/></text:span><text:span text:style-name="T205">for</text:span><text:span text:style-name="T206"><text:s/>(</text:span><text:span text:style-name="T207">int</text:span><text:span text:style-name="T208"><text:s/></text:span><text:span text:style-name="T209">i</text:span><text:span text:style-name="T210">=1;<text:s/></text:span><text:span text:style-name="T211">i</text:span><text:span text:style-name="T212"><text:s/>&lt;=<text:s/></text:span><text:span text:style-name="T213">veces</text:span><text:span text:style-name="T214">;<text:s/></text:span><text:span text:style-name="T215">i</text:span><text:span text:style-name="T216">++){</text:span></text:p>
            <text:p text:style-name="Standard"><text:span text:style-name="T217"><text:tab/></text:span><text:span text:style-name="T218"><text:tab/></text:span><text:span text:style-name="T219"><text:tab/></text:span><text:span text:style-name="T220">sc</text:span><text:span text:style-name="T221">.append(</text:span><text:span text:style-name="T222">cadena</text:span><text:span text:style-name="T223">);</text:span></text:p>
            <text:p text:style-name="P224"><text:tab/><text:tab/>}</text:p>
            <text:p text:style-name="Standard"><text:span text:style-name="T225"><text:tab/></text:span><text:span text:style-name="T226"><text:tab/></text:span><text:span text:style-name="T227">return</text:span><text:span text:style-name="T228"><text:s/></text:span><text:span text:style-name="T229">sc</text:span><text:span text:style-name="T230">.toString();</text:span></text:p>
            <text:p text:style-name="P231"><text:tab/>}</text:p>
            <text:p text:style-name="P232"><text:tab/></text:p>
          </table:table-cell>
        </table:table-row>
      </table:table>
      <text:p text:style-name="Standard"/>
      <text:p text:style-name="P233"/>
      <text:soft-page-break/>
      <text:p text:style-name="P234">(1.5 Puntos)</text:p>
      <text:p text:style-name="Standard">D)<text:s/><text:span text:style-name="T235">public static boolean<text:s/></text:span><text:span text:style-name="T236">estaIncluido</text:span><text:span text:style-name="T237"><text:s/>( int Ta[ ], int Tb[ ])</text:span></text:p>
      <text:p text:style-name="Standard">Devuelve verdadero, si todos los elementos de <text:s/>Ta, aparecen en la tabla Tb, aunque estén en distintas posiciones.</text:p>
      <text:p text:style-name="Standard">Ejemplos:</text:p>
      <text:p text:style-name="Standard"><text:s text:c="3"/><text:span text:style-name="T238"><text:s text:c="3"/>estaIncluido ({2,3,5}, { 3, 5,7,8,2,0}) <text:s/>→ true</text:span></text:p>
      <text:p text:style-name="P239"><text:s text:c="4"/>estaIncluido ({ 3, 5,7,8,2,0}, {2,3,5}) <text:s/>→ <text:s/>false</text:p>
      <text:p text:style-name="P240"><text:s text:c="4"/>estaIncluido ({ 3,5,5,1} ,{ 9,5,3,1} ) <text:s text:c="2"/>→ <text:s/>true</text:p>
      <text:p text:style-name="P241"><text:s text:c="4"/>estaIncluido ({2,3,5}, { 3,-3,8,10} ) <text:s text:c="3"/>→ <text:s/>false</text:p>
      <text:p text:style-name="Standard"/>
      <table:table table:style-name="Table242">
        <table:table-columns>
          <table:table-column table:style-name="TableColumn243"/>
        </table:table-columns>
        <table:table-row table:style-name="TableRow244">
          <table:table-cell table:style-name="TableCell245">
            <text:p text:style-name="Standard"><text:span text:style-name="T246">public</text:span><text:span text:style-name="T247"><text:s/></text:span><text:span text:style-name="T248">static</text:span><text:span text:style-name="T249"><text:s/></text:span><text:span text:style-name="T250">boolean</text:span><text:span text:style-name="T251"><text:s/>estaIncluido (<text:s/></text:span><text:span text:style-name="T252">int</text:span><text:span text:style-name="T253"><text:s/></text:span><text:span text:style-name="T254">ta</text:span><text:span text:style-name="T255">[ ],<text:s/></text:span><text:span text:style-name="T256">int</text:span><text:span text:style-name="T257"><text:s/></text:span><text:span text:style-name="T258">tb</text:span><text:span text:style-name="T259">[ ]){</text:span></text:p>
            <text:p text:style-name="P260"><text:tab/><text:tab/></text:p>
            <text:p text:style-name="Standard"><text:span text:style-name="T261"><text:tab/></text:span><text:span text:style-name="T262"><text:tab/></text:span><text:span text:style-name="T263">boolean</text:span><text:span text:style-name="T264"><text:s/></text:span><text:span text:style-name="T265">resu</text:span><text:span text:style-name="T266"><text:s/>=<text:s/></text:span><text:span text:style-name="T267">true</text:span><text:span text:style-name="T268">;</text:span></text:p>
            <text:p text:style-name="P269"><text:tab/><text:tab/></text:p>
            <text:p text:style-name="Standard"><text:span text:style-name="T270"><text:tab/></text:span><text:span text:style-name="T271"><text:tab/></text:span><text:span text:style-name="T272">for</text:span><text:span text:style-name="T273"><text:s/>(<text:s/></text:span><text:span text:style-name="T274">int</text:span><text:span text:style-name="T275"><text:s/></text:span><text:span text:style-name="T276">i</text:span><text:span text:style-name="T277">=0;<text:s/></text:span><text:span text:style-name="T278">i</text:span><text:span text:style-name="T279"><text:s/>&lt;<text:s/></text:span><text:span text:style-name="T280">ta</text:span><text:span text:style-name="T281">.</text:span><text:span text:style-name="T282">length</text:span><text:span text:style-name="T283">;<text:s/></text:span><text:span text:style-name="T284">i</text:span><text:span text:style-name="T285">++){</text:span></text:p>
            <text:p text:style-name="Standard"><text:span text:style-name="T286"><text:tab/></text:span><text:span text:style-name="T287"><text:tab/></text:span><text:span text:style-name="T288"><text:tab/></text:span><text:span text:style-name="T289">boolean</text:span><text:span text:style-name="T290"><text:s/></text:span><text:span text:style-name="T291">esta</text:span><text:span text:style-name="T292"><text:s/>=<text:s/></text:span><text:span text:style-name="T293">false</text:span><text:span text:style-name="T294">;</text:span></text:p>
            <text:p text:style-name="Standard"><text:span text:style-name="T295"><text:tab/></text:span><text:span text:style-name="T296"><text:tab/></text:span><text:span text:style-name="T297"><text:tab/></text:span><text:span text:style-name="T298">for</text:span><text:span text:style-name="T299"><text:s/>(</text:span><text:span text:style-name="T300">int</text:span><text:span text:style-name="T301"><text:s/></text:span><text:span text:style-name="T302">j</text:span><text:span text:style-name="T303">=0;<text:s/></text:span><text:span text:style-name="T304">j</text:span><text:span text:style-name="T305"><text:s/>&lt;<text:s/></text:span><text:span text:style-name="T306">tb</text:span><text:span text:style-name="T307">.</text:span><text:span text:style-name="T308">length</text:span><text:span text:style-name="T309">;<text:s/></text:span><text:span text:style-name="T310">j</text:span><text:span text:style-name="T311">++){</text:span></text:p>
            <text:p text:style-name="Standard"><text:span text:style-name="T312"><text:tab/></text:span><text:span text:style-name="T313"><text:tab/></text:span><text:span text:style-name="T314"><text:tab/></text:span><text:span text:style-name="T315"><text:tab/></text:span><text:span text:style-name="T316">if</text:span><text:span text:style-name="T317"><text:s/>(<text:s/></text:span><text:span text:style-name="T318">ta</text:span><text:span text:style-name="T319">[</text:span><text:span text:style-name="T320">i</text:span><text:span text:style-name="T321">] ==<text:s/></text:span><text:span text:style-name="T322">tb</text:span><text:span text:style-name="T323">[</text:span><text:span text:style-name="T324">j</text:span><text:span text:style-name="T325">] <text:s/>){</text:span></text:p>
            <text:p text:style-name="Standard"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esta</text:span><text:span text:style-name="T332"><text:s/>=<text:s/></text:span><text:span text:style-name="T333">true</text:span><text:span text:style-name="T334">;</text:span></text:p>
            <text:p text:style-name="Standard"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break</text:span><text:span text:style-name="T341">;<text:s/></text:span><text:span text:style-name="T342">// for j</text:span></text:p>
            <text:p text:style-name="P343"><text:tab/><text:tab/><text:tab/><text:tab/>}</text:p>
            <text:p text:style-name="P344"><text:tab/><text:tab/><text:tab/>}</text:p>
            <text:p text:style-name="Standard"><text:span text:style-name="T345"><text:tab/></text:span><text:span text:style-name="T346"><text:tab/></text:span><text:span text:style-name="T347"><text:tab/></text:span><text:span text:style-name="T348">//<text:s/></text:span><text:span text:style-name="T349">Si</text:span><text:span text:style-name="T350"><text:s/>no<text:s/></text:span><text:span text:style-name="T351">esta</text:span><text:span text:style-name="T352"><text:s/>el<text:s/></text:span><text:span text:style-name="T353">elemento</text:span><text:span text:style-name="T354"><text:s/>i</text:span></text:p>
            <text:p text:style-name="Standard"><text:span text:style-name="T355"><text:tab/></text:span><text:span text:style-name="T356"><text:tab/></text:span><text:span text:style-name="T357"><text:tab/></text:span><text:span text:style-name="T358">if</text:span><text:span text:style-name="T359"><text:s/>( !</text:span><text:span text:style-name="T360">esta</text:span><text:span text:style-name="T361">){</text:span></text:p>
            <text:p text:style-name="Standard"><text:span text:style-name="T362"><text:tab/></text:span><text:span text:style-name="T363"><text:tab/></text:span><text:span text:style-name="T364"><text:tab/></text:span><text:span text:style-name="T365"><text:tab/></text:span><text:span text:style-name="T366">resu</text:span><text:span text:style-name="T367"><text:s/>=<text:s/></text:span><text:span text:style-name="T368">false</text:span><text:span text:style-name="T369">;</text:span></text:p>
            <text:p text:style-name="Standard"><text:span text:style-name="T370"><text:tab/></text:span><text:span text:style-name="T371"><text:tab/></text:span><text:span text:style-name="T372"><text:tab/></text:span><text:span text:style-name="T373"><text:tab/></text:span><text:span text:style-name="T374">break</text:span><text:span text:style-name="T375">;<text:s/></text:span><text:span text:style-name="T376">// for i</text:span></text:p>
            <text:p text:style-name="P377"><text:tab/><text:tab/><text:tab/>}</text:p>
            <text:p text:style-name="P378"><text:tab/><text:tab/>}</text:p>
            <text:p text:style-name="Standard"><text:span text:style-name="T379"><text:tab/></text:span><text:span text:style-name="T380"><text:tab/></text:span><text:span text:style-name="T381">return</text:span><text:span text:style-name="T382"><text:s/></text:span><text:span text:style-name="T383">resu</text:span><text:span text:style-name="T384">;</text:span></text:p>
            <text:p text:style-name="P385"><text:tab/>}</text:p>
          </table:table-cell>
        </table:table-row>
      </table:table>
      <text:p text:style-name="Standard"/>
      <text:p text:style-name="P386">(2 Puntos)</text:p>
      <text:p text:style-name="Standard"><text:span text:style-name="T387">2. Para desarrollar una aplicación se han diseñado la clase abstracta<text:s/></text:span><text:span text:style-name="T388">Bas</text:span><text:span text:style-name="T389">e y dos Interfaces<text:s/></text:span><text:span text:style-name="T390">modelo1</text:span><text:span text:style-name="T391"><text:s/>y<text:s/></text:span><text:span text:style-name="T392">modelo2</text:span><text:span text:style-name="T393"><text:s/>con el siguiente contenido:</text:span></text:p>
      <text:section text:name="Sect1" text:style-name="S1">
        <text:p text:style-name="P394"/>
        <text:p text:style-name="Standard"><text:bookmark-start text:name="__DdeLink__266_1062271102"/><text:span text:style-name="T395">abstract class Base</text:span><text:span text:style-name="T396"><text:s/>{</text:span></text:p>
        <text:p text:style-name="P397"><text:s text:c="3"/></text:p>
        <text:p text:style-name="P398">private int atributo1;</text:p>
        <text:p text:style-name="P399">protected int atributo2;</text:p>
        <text:p text:style-name="P400">public int atributo3;</text:p>
        <text:p text:style-name="P401">static int atributo4;</text:p>
        <text:p text:style-name="P402"><text:s text:c="3"/></text:p>
        <text:p text:style-name="P403">public void metodo1 (){</text:p>
        <text:p text:style-name="P404"><text:s text:c="2"/>...</text:p>
        <text:p text:style-name="P405"><text:s/>}</text:p>
        <text:p text:style-name="P406">public abstract void metodo2 ();</text:p>
        <text:p text:style-name="P407"/>
        <text:p text:style-name="P408">public abstract void metodo3 ();</text:p>
        <text:p text:style-name="P409"/>
        <text:p text:style-name="P410">public final void metodo4() {</text:p>
        <text:p text:style-name="P411"><text:s text:c="2"/>...</text:p>
        <text:p text:style-name="P412"><text:s/>}</text:p>
        <text:p text:style-name="P413">protected void metodo5 () {</text:p>
        <text:p text:style-name="P414">...</text:p>
        <text:p text:style-name="P415"><text:s text:c="2"/>...</text:p>
        <text:p text:style-name="Standard"><text:span text:style-name="T416">Interface <text:s/>modelo1</text:span><text:span text:style-name="T417"><text:s/>{</text:span></text:p>
        <text:p text:style-name="Standard"><text:bookmark-start text:name="__DdeLink__268_1062271102"/></text:p>
        <text:p text:style-name="P418">void <text:s/>metodoalgo1();</text:p>
        <text:p text:style-name="P419">void <text:s/>metodoalgo2();<text:bookmark-end text:name="__DdeLink__268_1062271102"/></text:p>
        <text:p text:style-name="P420"/>
        <text:p text:style-name="P421">}</text:p>
        <text:p text:style-name="P422"/>
        <text:p text:style-name="Standard"><text:span text:style-name="T423">Interface modelo</text:span><text:span text:style-name="T424">2 {</text:span></text:p>
        <text:p text:style-name="P425"/>
        <text:p text:style-name="P426"><text:bookmark-start text:name="__DdeLink__270_1062271102"/>void metodomodelo2();<text:bookmark-end text:name="__DdeLink__270_1062271102"/></text:p>
        <text:p text:style-name="P427"/>
        <text:p text:style-name="P428">}</text:p>
        <text:p text:style-name="P429"/>
        <text:p text:style-name="P430"/>
        <text:p text:style-name="P431"/>
        <text:p text:style-name="P432"/>
        <text:p text:style-name="P433"/>
        <text:p text:style-name="P434"/>
      </text:section>
      <text:section text:name="Sect2" text:style-name="S2">
        <text:p text:style-name="P435"><text:s/>}</text:p>
        <text:p text:style-name="P436">}<text:bookmark-end text:name="__DdeLink__266_1062271102"/></text:p>
        <text:p text:style-name="P437"/>
        <text:p text:style-name="P438"/>
        <text:p text:style-name="P439"/>
        <text:p text:style-name="P440"/>
        <text:p text:style-name="P441">Dada la definición de la clase Hija</text:p>
        <text:p text:style-name="P442"/>
        <text:p text:style-name="P443"><text:bookmark-start text:name="__DdeLink__272_1062271102"/>class Hija extends Base implements modelo1, modelo2 {</text:p>
        <text:p text:style-name="P444"/>
        <text:p text:style-name="P445"><text:s text:c="2"/>...</text:p>
        <text:p text:style-name="P446">}<text:bookmark-end text:name="__DdeLink__272_1062271102"/></text:p>
        <text:p text:style-name="P447"/>
        <text:p text:style-name="P448"/>
        <text:p text:style-name="P449"/>
        <text:p text:style-name="P450">Responder a las siguientes preguntas</text:p>
        <text:p text:style-name="P451"/>
        <text:list text:style-name="LFO2" text:continue-numbering="true">
          <text:list-item>
            <text:p text:style-name="P452"><text:span text:style-name="T453">¿Puede estar la clase Hija en un paquete distintos de la clase Base?¿Que sería necesario utilizar?<text:s/></text:span><text:span text:style-name="T454">Si, mediante la clausula import paquete;</text:span></text:p>
          </text:list-item>
        </text:list>
        <text:p text:style-name="P455"/>
        <text:p text:style-name="P456"/>
        <text:p text:style-name="P457"/>
        <text:p text:style-name="P458"/>
        <text:list text:style-name="LFO2" text:continue-numbering="true">
          <text:list-item>
            <text:p text:style-name="P459">¿Que métodos tiene obligatoriamente que reescribir la clase Hija?</text:p>
          </text:list-item>
        </text:list>
        <text:p text:style-name="P460"/>
        <text:p text:style-name="Standard"><text:span text:style-name="T461"><text:s text:c="8"/></text:span><text:span text:style-name="T462">Todos los métodos de la clase Base definidos como abstractos y todos los métodos que se declaren en los interfaces modelo1 y modelo2</text:span></text:p>
        <text:p text:style-name="P463"/>
        <text:p text:style-name="P464"/>
        <text:list text:style-name="LFO2" text:continue-numbering="true">
          <text:list-item>
            <text:p text:style-name="P465">¿Que métodos son opcionales su reescritura en la clase Hija?</text:p>
          </text:list-item>
        </text:list>
        <text:p text:style-name="P466"/>
        <text:p text:style-name="Standard"><text:span text:style-name="T467"><text:s text:c="8"/></text:span><text:span text:style-name="T468">Aquellos métodos de clase Base que no estén declarados como abstractos o finales.</text:span></text:p>
        <text:p text:style-name="P469"/>
        <text:p text:style-name="P470"/>
        <text:list text:style-name="LFO2" text:continue-numbering="true">
          <text:list-item>
            <text:p text:style-name="P471">¿Que métodos no se pueden reescribir en la clase Hija?</text:p>
          </text:list-item>
        </text:list>
        <text:p text:style-name="P472"/>
        <text:p text:style-name="Standard"><text:span text:style-name="T473"><text:s text:c="4"/></text:span><text:span text:style-name="T474">Los métodos finales</text:span></text:p>
        <text:p text:style-name="P475"/>
        <text:p text:style-name="P476"/>
        <text:list text:style-name="LFO3" text:continue-numbering="true">
          <text:list-item>
            <text:p text:style-name="P477">¿Que diferencia existe entre un atributo privado y uno protegido?</text:p>
          </text:list-item>
        </text:list>
        <text:p text:style-name="P478"/>
        <text:p text:style-name="Standard"><text:span text:style-name="T479"><text:s text:c="2"/></text:span><text:span text:style-name="T480"><text:s/></text:span><text:span text:style-name="T481">Un atributo privado solo se puede acceder desde la clase que lo declara.</text:span></text:p>
        <text:p text:style-name="P482"><text:s text:c="3"/>Un atributo protegido se puede acceder además desde una subclase y desde otras clases del mismo paquete</text:p>
        <text:p text:style-name="P483"/>
        <text:p text:style-name="P484"/>
        <text:list text:style-name="LFO4" text:continue-numbering="true">
          <text:list-item>
            <text:p text:style-name="P485">¿La clase Hija puede heredar directamente de más clases además de la clase Base?</text:p>
          </text:list-item>
        </text:list>
        <text:p text:style-name="P486"/>
        <text:p text:style-name="Standard"><text:span text:style-name="T487"><text:s text:c="3"/></text:span><text:span text:style-name="T488"><text:s/>No, en Java una clase solo puede heredar directamente de una única superclase</text:span></text:p>
        <text:p text:style-name="P489"/>
        <text:p text:style-name="P490"/>
        <text:list text:style-name="LFO5" text:continue-numbering="true">
          <text:list-item>
            <text:p text:style-name="P491">¿Porqué la siguiente instrucción no sería correcta?</text:p>
          </text:list-item>
        </text:list>
        <text:p text:style-name="P492"><text:tab/>Base obj = new Base();</text:p>
        <text:p text:style-name="P493"><text:s text:c="3"/></text:p>
        <text:p text:style-name="Standard"><text:span text:style-name="T494"><text:s text:c="5"/></text:span><text:span text:style-name="T495">Porque la clase es abstracta y no se puede instanciar ( crear objetos)</text:span></text:p>
        <text:p text:style-name="P496"/>
        <text:p text:style-name="P497"/>
        <text:p text:style-name="P498"/>
        <text:list text:style-name="LFO5" text:continue-numbering="true">
          <text:list-item>
            <text:p text:style-name="P499"><text:s/>En la clase Base, ¿Cuáles son atributos de instancia y cuáles de clase?</text:p>
          </text:list-item>
        </text:list>
        <text:p text:style-name="P500"/>
        <text:p text:style-name="Standard"><text:span text:style-name="T501"><text:s text:c="7"/></text:span><text:span text:style-name="T502">Todos los atributos son instancia, salvo aquellos que se definen como static</text:span></text:p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  <text:p text:style-name="P512"/>
        <text:p text:style-name="P513"/>
        <text:p text:style-name="P514"/>
        <text:soft-page-break/>
        <text:p text:style-name="P515">(2.5 Puntos)</text:p>
        <text:p text:style-name="Standard">3.1 Desarrolla una clase<text:s/><text:span text:style-name="T516">Cafetera</text:span><text:s/>con atributos <text:s/><text:span text:style-name="T517">capacidadMáxima</text:span><text:s/>(la cantidad máxima de café que puede contener la cafetera) y<text:s/><text:span text:style-name="T518">cantidadActual</text:span><text:s/>(la cantidad actual de café que hay en la cafetera). Implementa, al menos, los siguientes métodos:</text:p>
        <text:list text:style-name="LFO6" text:continue-numbering="true">
          <text:list-item>
            <text:p text:style-name="P519">Constructor común (sin parámetros): establece la capacidad máxima en 1000 (c.c.) y la actual en cero (cafetera vacía).</text:p>
          </text:list-item>
          <text:list-item>
            <text:p text:style-name="P520">Constructor de inicialización que sólo recibe la capacidad máxima, poniendo la actual a cero.</text:p>
          </text:list-item>
          <text:list-item>
            <text:p text:style-name="P521">Constructor de inicialización con los dos parámetros: con la capacidad máxima y la cantidad actual. Si la cantidad actual es mayor que la capacidad máxima de la cafetera, la ajustará al máximo.</text:p>
          </text:list-item>
        </text:list>
        <text:list text:style-name="LFO7" text:continue-numbering="true">
          <text:list-item>
            <text:p text:style-name="P522"><text:span text:style-name="T523">llenarCafetera(</text:span>): pues eso, hace que la cantidad actual sea igual a la capacidad Máxima.</text:p>
          </text:list-item>
          <text:list-item>
            <text:p text:style-name="P524"><text:span text:style-name="T525">servirTaza(int cantidad)</text:span>: simula la acción de servir una taza con la capacidad indicada. Si la cantidad actual de café “no alcanza” para llenar la taza, se sirve lo que quede.</text:p>
          </text:list-item>
          <text:list-item>
            <text:p text:style-name="P526"><text:span text:style-name="T527">vaciarCafetera()</text:span>: pone la cantidad de café actual en cero.</text:p>
          </text:list-item>
          <text:list-item>
            <text:p text:style-name="P528"><text:span text:style-name="T529">agregarCafe(int cantidad)</text:span>: añade a la cafetera la cantidad de café indicada. Solo se puede llenar hasta la capacidad Máxima.</text:p>
          </text:list-item>
        </text:list>
        <table:table table:style-name="Table530">
          <table:table-columns>
            <table:table-column table:style-name="TableColumn531"/>
          </table:table-columns>
          <table:table-row table:style-name="TableRow532">
            <table:table-cell table:style-name="TableCell533">
              <text:p text:style-name="P534"/>
              <text:p text:style-name="Standard"><text:span text:style-name="T535">public</text:span><text:span text:style-name="T536"><text:s/></text:span><text:span text:style-name="T537">class</text:span><text:span text:style-name="T538"><text:s/>Cafetera<text:s/></text:span><text:span text:style-name="T539">implements</text:span><text:span text:style-name="T540"><text:s/>Comparable&lt;Cafetera&gt; {</text:span></text:p>
              <text:p text:style-name="P541"/>
              <text:p text:style-name="Standard"><text:span text:style-name="T542"><text:tab/></text:span><text:span text:style-name="T543">private</text:span><text:span text:style-name="T544"><text:s/></text:span><text:span text:style-name="T545">int</text:span><text:span text:style-name="T546"><text:s/></text:span><text:span text:style-name="T547">capacidadMaxima</text:span><text:span text:style-name="T548">;</text:span></text:p>
              <text:p text:style-name="Standard"><text:span text:style-name="T549"><text:tab/></text:span><text:span text:style-name="T550">private</text:span><text:span text:style-name="T551"><text:s/></text:span><text:span text:style-name="T552">int</text:span><text:span text:style-name="T553"><text:s/></text:span><text:span text:style-name="T554">cantidadActual</text:span><text:span text:style-name="T555">;</text:span></text:p>
              <text:p text:style-name="Standard"><text:span text:style-name="T556"><text:tab/></text:span></text:p>
              <text:p text:style-name="Standard"><text:span text:style-name="T557"><text:tab/></text:span><text:span text:style-name="T558">public</text:span><text:span text:style-name="T559"><text:s/>Cafetera (</text:span><text:span text:style-name="T560">int</text:span><text:span text:style-name="T561"><text:s/></text:span><text:span text:style-name="T562">capacidadMaxima</text:span><text:span text:style-name="T563">,<text:s/></text:span><text:span text:style-name="T564">int</text:span><text:span text:style-name="T565"><text:s/></text:span><text:span text:style-name="T566">cantidadActual</text:span><text:span text:style-name="T567"><text:s/>) {</text:span></text:p>
              <text:p text:style-name="Standard"><text:span text:style-name="T568"><text:tab/></text:span><text:span text:style-name="T569"><text:tab/></text:span><text:span text:style-name="T570">this</text:span><text:span text:style-name="T571">.</text:span><text:span text:style-name="T572">cantidadActual</text:span><text:span text:style-name="T573"><text:s/>=<text:s/></text:span><text:span text:style-name="T574">cantidadActual</text:span><text:span text:style-name="T575">;</text:span></text:p>
              <text:p text:style-name="Standard"><text:span text:style-name="T576"><text:tab/></text:span><text:span text:style-name="T577"><text:tab/></text:span><text:span text:style-name="T578">this</text:span><text:span text:style-name="T579">.</text:span><text:span text:style-name="T580">capacidadMaxima</text:span><text:span text:style-name="T581"><text:s/>=<text:s/></text:span><text:span text:style-name="T582">capacidadMaxima</text:span><text:span text:style-name="T583">;</text:span></text:p>
              <text:p text:style-name="Standard"><text:span text:style-name="T584"><text:tab/></text:span><text:span text:style-name="T585"><text:tab/></text:span></text:p>
              <text:p text:style-name="Standard"><text:span text:style-name="T586"><text:tab/>}</text:span></text:p>
              <text:p text:style-name="Standard"><text:span text:style-name="T587"><text:tab/></text:span></text:p>
              <text:p text:style-name="Standard"><text:span text:style-name="T588"><text:tab/></text:span><text:span text:style-name="T589">public</text:span><text:span text:style-name="T590"><text:s/>Cafetera (<text:s/></text:span><text:span text:style-name="T591">int</text:span><text:span text:style-name="T592"><text:s/></text:span><text:span text:style-name="T593">capacidadMaxima</text:span><text:span text:style-name="T594">) {</text:span></text:p>
              <text:p text:style-name="Standard"><text:span text:style-name="T595"><text:tab/></text:span><text:span text:style-name="T596"><text:tab/></text:span><text:span text:style-name="T597">this</text:span><text:span text:style-name="T598">(</text:span><text:span text:style-name="T599">capacidadMaxima</text:span><text:span text:style-name="T600">,0);</text:span></text:p>
              <text:p text:style-name="Standard"><text:span text:style-name="T601"><text:tab/>}</text:span></text:p>
              <text:p text:style-name="Standard"><text:span text:style-name="T602"><text:tab/></text:span></text:p>
              <text:p text:style-name="Standard"><text:span text:style-name="T603"><text:tab/></text:span></text:p>
              <text:p text:style-name="P604"/>
              <text:p text:style-name="Standard"><text:span text:style-name="T605"><text:tab/></text:span><text:span text:style-name="T606">public</text:span><text:span text:style-name="T607"><text:s/></text:span><text:span text:style-name="T608">int</text:span><text:span text:style-name="T609"><text:s/>getCapacidadMaxima() {</text:span></text:p>
              <text:p text:style-name="Standard"><text:span text:style-name="T610"><text:tab/></text:span><text:span text:style-name="T611"><text:tab/></text:span><text:span text:style-name="T612">return</text:span><text:span text:style-name="T613"><text:s/></text:span><text:span text:style-name="T614">capacidadMaxima</text:span><text:span text:style-name="T615">;</text:span></text:p>
              <text:p text:style-name="Standard"><text:span text:style-name="T616"><text:tab/>}</text:span></text:p>
              <text:p text:style-name="P617"/>
              <text:p text:style-name="Standard"><text:span text:style-name="T618"><text:tab/></text:span><text:span text:style-name="T619">public</text:span><text:span text:style-name="T620"><text:s/></text:span><text:span text:style-name="T621">int</text:span><text:span text:style-name="T622"><text:s/>getCantidadActual() {</text:span></text:p>
              <text:p text:style-name="Standard"><text:span text:style-name="T623"><text:tab/></text:span><text:span text:style-name="T624"><text:tab/></text:span><text:span text:style-name="T625">return</text:span><text:span text:style-name="T626"><text:s/></text:span><text:span text:style-name="T627">cantidadActual</text:span><text:span text:style-name="T628">;</text:span></text:p>
              <text:p text:style-name="Standard"><text:span text:style-name="T629"><text:tab/>}</text:span></text:p>
              <text:p text:style-name="P630"/>
              <text:p text:style-name="Standard"><text:span text:style-name="T631"><text:tab/></text:span><text:span text:style-name="T632">public</text:span><text:span text:style-name="T633"><text:s/>Cafetera () {</text:span></text:p>
              <text:p text:style-name="Standard"><text:span text:style-name="T634"><text:tab/></text:span><text:span text:style-name="T635"><text:tab/></text:span><text:span text:style-name="T636">this</text:span><text:span text:style-name="T637">(1000,0);</text:span></text:p>
              <text:p text:style-name="Standard"><text:span text:style-name="T638"><text:tab/>}</text:span></text:p>
              <text:p text:style-name="Standard"><text:span text:style-name="T639"><text:tab/></text:span></text:p>
              <text:p text:style-name="Standard"><text:span text:style-name="T640"><text:tab/></text:span><text:span text:style-name="T641">public</text:span><text:span text:style-name="T642"><text:s/></text:span><text:span text:style-name="T643">void</text:span><text:span text:style-name="T644"><text:s/>agregarCafe(</text:span><text:span text:style-name="T645">int</text:span><text:span text:style-name="T646"><text:s/></text:span><text:span text:style-name="T647">cantidad</text:span><text:span text:style-name="T648">) {</text:span></text:p>
              <text:p text:style-name="Standard"><text:span text:style-name="T649"><text:tab/></text:span><text:span text:style-name="T650"><text:tab/></text:span><text:span text:style-name="T651">this</text:span><text:span text:style-name="T652">.</text:span><text:span text:style-name="T653">cantidadActual</text:span><text:span text:style-name="T654"><text:s/>+=<text:s/></text:span><text:span text:style-name="T655">cantidad</text:span><text:span text:style-name="T656">;</text:span></text:p>
              <text:p text:style-name="Standard"><text:span text:style-name="T657"><text:tab/></text:span><text:span text:style-name="T658"><text:tab/></text:span><text:span text:style-name="T659">if</text:span><text:span text:style-name="T660"><text:s/>(<text:s/></text:span><text:span text:style-name="T661">this</text:span><text:span text:style-name="T662">.</text:span><text:span text:style-name="T663">cantidadActual</text:span><text:span text:style-name="T664"><text:s/>&gt;<text:s/></text:span><text:span text:style-name="T665">capacidadMaxima</text:span><text:span text:style-name="T666">) {</text:span></text:p>
              <text:p text:style-name="Standard"><text:span text:style-name="T667"><text:tab/></text:span><text:span text:style-name="T668"><text:tab/></text:span><text:span text:style-name="T669"><text:tab/></text:span><text:span text:style-name="T670">this</text:span><text:span text:style-name="T671">.</text:span><text:span text:style-name="T672">cantidadActual</text:span><text:span text:style-name="T673"><text:s/>=<text:s/></text:span><text:span text:style-name="T674">capacidadMaxima</text:span><text:span text:style-name="T675">;</text:span></text:p>
              <text:p text:style-name="Standard"><text:span text:style-name="T676"><text:tab/></text:span><text:span text:style-name="T677"><text:tab/>}</text:span></text:p>
              <text:p text:style-name="Standard"><text:span text:style-name="T678"><text:tab/>}</text:span></text:p>
              <text:p text:style-name="Standard"><text:span text:style-name="T679"><text:tab/></text:span></text:p>
              <text:p text:style-name="Standard"><text:span text:style-name="T680"><text:tab/></text:span><text:span text:style-name="T681">public</text:span><text:span text:style-name="T682"><text:s/></text:span><text:span text:style-name="T683">void</text:span><text:span text:style-name="T684"><text:s/>servirTaza(</text:span><text:span text:style-name="T685">int</text:span><text:span text:style-name="T686"><text:s/></text:span><text:span text:style-name="T687">cantidad</text:span><text:span text:style-name="T688">) {</text:span></text:p>
              <text:p text:style-name="Standard"><text:span text:style-name="T689"><text:tab/></text:span><text:span text:style-name="T690"><text:tab/></text:span><text:span text:style-name="T691">this</text:span><text:span text:style-name="T692">.</text:span><text:span text:style-name="T693">cantidadActual</text:span><text:span text:style-name="T694"><text:s/>-=<text:s/></text:span><text:span text:style-name="T695">cantidad</text:span><text:span text:style-name="T696">;</text:span></text:p>
              <text:p text:style-name="Standard"><text:span text:style-name="T697"><text:tab/></text:span><text:span text:style-name="T698"><text:tab/></text:span><text:span text:style-name="T699">if</text:span><text:span text:style-name="T700"><text:s/>(<text:s/></text:span><text:span text:style-name="T701">this</text:span><text:span text:style-name="T702">.</text:span><text:span text:style-name="T703">cantidadActual</text:span><text:span text:style-name="T704"><text:s/>&lt; 0) {</text:span></text:p>
              <text:p text:style-name="Standard"><text:span text:style-name="T705"><text:tab/></text:span><text:span text:style-name="T706"><text:tab/></text:span><text:span text:style-name="T707"><text:tab/></text:span><text:span text:style-name="T708">this</text:span><text:span text:style-name="T709">.</text:span><text:span text:style-name="T710">cantidadActual</text:span><text:span text:style-name="T711"><text:s/>= 0;</text:span></text:p>
              <text:p text:style-name="Standard"><text:span text:style-name="T712"><text:tab/></text:span><text:span text:style-name="T713"><text:tab/>}</text:span></text:p>
              <text:p text:style-name="Standard"><text:span text:style-name="T714"><text:tab/>}</text:span></text:p>
              <text:p text:style-name="Standard"><text:span text:style-name="T715"><text:tab/></text:span></text:p>
              <text:p text:style-name="Standard"><text:span text:style-name="T716"><text:tab/></text:span><text:span text:style-name="T717">public</text:span><text:span text:style-name="T718"><text:s/></text:span><text:span text:style-name="T719">void</text:span><text:span text:style-name="T720"><text:s/>vaciarCafetera() {</text:span></text:p>
              <text:p text:style-name="Standard"><text:span text:style-name="T721"><text:tab/></text:span><text:span text:style-name="T722"><text:tab/></text:span><text:span text:style-name="T723">cantidadActual</text:span><text:span text:style-name="T724"><text:s/>= 0;</text:span></text:p>
              <text:p text:style-name="Standard"><text:span text:style-name="T725"><text:tab/>}</text:span></text:p>
              <text:soft-page-break/>
              <text:p text:style-name="Standard"><text:span text:style-name="T726"><text:tab/></text:span></text:p>
              <text:p text:style-name="Standard"><text:span text:style-name="T727"><text:tab/></text:span><text:span text:style-name="T728">public</text:span><text:span text:style-name="T729"><text:s/></text:span><text:span text:style-name="T730">void</text:span><text:span text:style-name="T731"><text:s/>llenarCafetera() {</text:span></text:p>
              <text:p text:style-name="Standard"><text:span text:style-name="T732"><text:tab/></text:span><text:span text:style-name="T733"><text:tab/></text:span><text:span text:style-name="T734">cantidadActual</text:span><text:span text:style-name="T735"><text:s/>=<text:s/></text:span><text:span text:style-name="T736">capacidadMaxima</text:span><text:span text:style-name="T737">;</text:span></text:p>
              <text:p text:style-name="Standard"><text:span text:style-name="T738"><text:tab/>}</text:span></text:p>
              <text:p text:style-name="P739"/>
              <text:p text:style-name="Standard"><text:span text:style-name="T740"><text:tab/></text:span><text:span text:style-name="T741">@Override</text:span></text:p>
              <text:p text:style-name="Standard"><text:span text:style-name="T742"><text:tab/></text:span><text:span text:style-name="T743">public</text:span><text:span text:style-name="T744"><text:s/></text:span><text:span text:style-name="T745">int</text:span><text:span text:style-name="T746"><text:s/>compareTo(Cafetera<text:s/></text:span><text:span text:style-name="T747">otra</text:span><text:span text:style-name="T748">) {</text:span></text:p>
              <text:p text:style-name="Standard"><text:span text:style-name="T749"><text:tab/></text:span><text:span text:style-name="T750"><text:tab/></text:span><text:span text:style-name="T751">//<text:s/></text:span><text:span text:style-name="T752">TODO</text:span><text:span text:style-name="T753"><text:s/>Auto-generated method stub</text:span></text:p>
              <text:p text:style-name="Standard"><text:span text:style-name="T754"><text:tab/></text:span><text:span text:style-name="T755"><text:tab/></text:span><text:span text:style-name="T756">return</text:span><text:span text:style-name="T757"><text:s text:c="2"/></text:span><text:span text:style-name="T758">this</text:span><text:span text:style-name="T759">.</text:span><text:span text:style-name="T760">cantidadActual</text:span><text:span text:style-name="T761"><text:s/>-<text:s/></text:span><text:span text:style-name="T762">otra</text:span><text:span text:style-name="T763">.</text:span><text:span text:style-name="T764">cantidadActual</text:span><text:span text:style-name="T765">;</text:span></text:p>
              <text:p text:style-name="Standard"><text:span text:style-name="T766"><text:tab/>}</text:span></text:p>
              <text:p text:style-name="Standard"><text:span text:style-name="T767"><text:tab/></text:span></text:p>
              <text:p text:style-name="Standard"><text:span text:style-name="T768">}</text:span></text:p>
            </table:table-cell>
          </table:table-row>
        </table:table>
        <text:p text:style-name="P769"/>
        <text:p text:style-name="P770">(1.5 Puntos)</text:p>
        <text:p text:style-name="Standard">3.2 Crear la clase<text:s/><text:span text:style-name="T771">TestCafeteras</text:span><text:s/>que realice la siguientes operaciones:</text:p>
        <text:list text:style-name="LFO8" text:continue-numbering="true">
          <text:list-item>
            <text:p text:style-name="P772">Cree un<text:s/><text:span text:style-name="T773">array</text:span><text:s/>que almacene<text:s/><text:span text:style-name="T774">cuatro</text:span><text:s/>cafeteras de distinta de capacidad máxima.</text:p>
          </text:list-item>
          <text:list-item>
            <text:p text:style-name="P775">Llenas todas la cafeteras de café</text:p>
          </text:list-item>
          <text:list-item>
            <text:p text:style-name="P776">Realizar varias <text:s/>operaciones de<text:s/><text:span text:style-name="T777"><text:s/>servirTaza y agregarCafe</text:span><text:s/>con valores aleatorios de cantidad en todas las cafeteras de la tabla.</text:p>
          </text:list-item>
          <text:list-item>
            <text:p text:style-name="P778">Ordene el<text:s/><text:span text:style-name="T779">array</text:span><text:s/>por<text:s/><text:span text:style-name="T780">capacidadActual</text:span></text:p>
          </text:list-item>
          <text:list-item>
            <text:p text:style-name="P781">Mostrar un informe <text:s/>según este formato:</text:p>
          </text:list-item>
        </text:list>
        <text:p text:style-name="P782"/>
        <text:p text:style-name="P783">---------------------------------------</text:p>
        <text:p text:style-name="P784"><text:s text:c="5"/>Estado Actual de Cafeteras:</text:p>
        <text:p text:style-name="P785">---------------------------------------</text:p>
        <text:p text:style-name="P786">Nº Cantidad Actual <text:s text:c="3"/>Capacidad Máxima</text:p>
        <text:p text:style-name="P787">1 <text:s text:c="4"/>1000 <text:s text:c="16"/>1500</text:p>
        <text:p text:style-name="P788">2 <text:s text:c="5"/>850 <text:s text:c="16"/>2000</text:p>
        <text:p text:style-name="P789">3 <text:s text:c="5"/>600 <text:s text:c="16"/>1000</text:p>
        <text:p text:style-name="P790">4 <text:s text:c="5"/>200 <text:s text:c="16"/>2000</text:p>
        <text:p text:style-name="P791"/>
        <table:table table:style-name="Table792">
          <table:table-columns>
            <table:table-column table:style-name="TableColumn793"/>
          </table:table-columns>
          <table:table-row table:style-name="TableRow794">
            <table:table-cell table:style-name="TableCell795">
              <text:p text:style-name="Standard"><text:span text:style-name="T796">import</text:span><text:span text:style-name="T797"><text:s/>java.util.Arrays;</text:span></text:p>
              <text:p text:style-name="Standard"><text:span text:style-name="T798">import</text:span><text:span text:style-name="T799"><text:s/>java.util.Random;</text:span></text:p>
              <text:p text:style-name="P800"/>
              <text:p text:style-name="Standard"><text:span text:style-name="T801">public</text:span><text:span text:style-name="T802"><text:s/></text:span><text:span text:style-name="T803">class</text:span><text:span text:style-name="T804"><text:s/>TestCafetera {</text:span></text:p>
              <text:p text:style-name="P805"/>
              <text:p text:style-name="Standard"><text:span text:style-name="T806"><text:tab/></text:span><text:span text:style-name="T807">public</text:span><text:span text:style-name="T808"><text:s/></text:span><text:span text:style-name="T809">static</text:span><text:span text:style-name="T810"><text:s/></text:span><text:span text:style-name="T811">void</text:span><text:span text:style-name="T812"><text:s/>main ( String []<text:s/></text:span><text:span text:style-name="T813">arg</text:span><text:span text:style-name="T814">) {</text:span></text:p>
              <text:p text:style-name="Standard"><text:span text:style-name="T815"><text:tab/></text:span><text:span text:style-name="T816"><text:tab/></text:span></text:p>
              <text:p text:style-name="Standard"><text:span text:style-name="T817"><text:tab/></text:span><text:span text:style-name="T818"><text:tab/></text:span><text:span text:style-name="T819">//</text:span><text:span text:style-name="T820">Cree</text:span><text:span text:style-name="T821"><text:s/></text:span><text:span text:style-name="T822">un</text:span><text:span text:style-name="T823"><text:s/>array<text:s/></text:span><text:span text:style-name="T824">que</text:span><text:span text:style-name="T825"><text:s/></text:span><text:span text:style-name="T826">almacene</text:span><text:span text:style-name="T827"><text:s/></text:span><text:span text:style-name="T828">cuatro</text:span><text:span text:style-name="T829"><text:s/></text:span><text:span text:style-name="T830">cafeteras</text:span><text:span text:style-name="T831"><text:s/></text:span><text:span text:style-name="T832">de</text:span><text:span text:style-name="T833"><text:s/></text:span><text:span text:style-name="T834">distinta</text:span><text:span text:style-name="T835"><text:s/></text:span><text:span text:style-name="T836">de</text:span><text:span text:style-name="T837"><text:s/></text:span><text:span text:style-name="T838">capacidad</text:span><text:span text:style-name="T839"><text:s/></text:span><text:span text:style-name="T840">máxima</text:span><text:span text:style-name="T841">.</text:span></text:p>
              <text:p text:style-name="Standard"><text:span text:style-name="T842"><text:tab/></text:span><text:span text:style-name="T843"><text:tab/></text:span></text:p>
              <text:p text:style-name="Standard"><text:span text:style-name="T844"><text:tab/></text:span><text:span text:style-name="T845"><text:tab/>Cafetera<text:s/></text:span><text:span text:style-name="T846">tcafeteras</text:span><text:span text:style-name="T847"><text:s/>[] =<text:s/></text:span><text:span text:style-name="T848">new</text:span><text:span text:style-name="T849"><text:s/>Cafetera [4];</text:span></text:p>
              <text:p text:style-name="Standard"><text:span text:style-name="T850"><text:tab/></text:span><text:span text:style-name="T851"><text:tab/></text:span></text:p>
              <text:p text:style-name="Standard"><text:span text:style-name="T852"><text:tab/></text:span><text:span text:style-name="T853"><text:tab/></text:span><text:span text:style-name="T854">tcafeteras</text:span><text:span text:style-name="T855">[0] =<text:s/></text:span><text:span text:style-name="T856">new</text:span><text:span text:style-name="T857"><text:s/>Cafetera();</text:span></text:p>
              <text:p text:style-name="Standard"><text:span text:style-name="T858"><text:tab/></text:span><text:span text:style-name="T859"><text:tab/></text:span><text:span text:style-name="T860">tcafeteras</text:span><text:span text:style-name="T861">[1] =<text:s/></text:span><text:span text:style-name="T862">new</text:span><text:span text:style-name="T863"><text:s/>Cafetera(1500);</text:span></text:p>
              <text:p text:style-name="Standard"><text:span text:style-name="T864"><text:tab/></text:span><text:span text:style-name="T865"><text:tab/></text:span><text:span text:style-name="T866">tcafeteras</text:span><text:span text:style-name="T867">[2] =<text:s/></text:span><text:span text:style-name="T868">new</text:span><text:span text:style-name="T869"><text:s/>Cafetera(500,250);</text:span></text:p>
              <text:p text:style-name="Standard"><text:span text:style-name="T870"><text:tab/></text:span><text:span text:style-name="T871"><text:tab/></text:span><text:span text:style-name="T872">tcafeteras</text:span><text:span text:style-name="T873">[3] =<text:s/></text:span><text:span text:style-name="T874">new</text:span><text:span text:style-name="T875"><text:s/>Cafetera();</text:span></text:p>
              <text:p text:style-name="Standard"><text:span text:style-name="T876"><text:tab/></text:span><text:span text:style-name="T877"><text:tab/></text:span></text:p>
              <text:p text:style-name="Standard"><text:span text:style-name="T878"><text:tab/></text:span><text:span text:style-name="T879"><text:tab/></text:span><text:span text:style-name="T880">//</text:span><text:span text:style-name="T881">Llenas</text:span><text:span text:style-name="T882"><text:s/></text:span><text:span text:style-name="T883">todas</text:span><text:span text:style-name="T884"><text:s/></text:span><text:span text:style-name="T885">la</text:span><text:span text:style-name="T886"><text:s/></text:span><text:span text:style-name="T887">cafeteras</text:span><text:span text:style-name="T888"><text:s/></text:span><text:span text:style-name="T889">de</text:span><text:span text:style-name="T890"><text:s/></text:span><text:span text:style-name="T891">café</text:span></text:p>
              <text:p text:style-name="Standard"><text:span text:style-name="T892"><text:tab/></text:span><text:span text:style-name="T893"><text:tab/></text:span><text:span text:style-name="T894"><text:tab/></text:span><text:span text:style-name="T895"><text:tab/></text:span></text:p>
              <text:p text:style-name="Standard"><text:span text:style-name="T896"><text:tab/></text:span><text:span text:style-name="T897"><text:tab/></text:span><text:span text:style-name="T898">for</text:span><text:span text:style-name="T899"><text:s/>(</text:span><text:span text:style-name="T900">int</text:span><text:span text:style-name="T901"><text:s/></text:span><text:span text:style-name="T902">i</text:span><text:span text:style-name="T903"><text:s/>= 0;<text:s/></text:span><text:span text:style-name="T904">i</text:span><text:span text:style-name="T905"><text:s/>&lt;<text:s/></text:span><text:span text:style-name="T906">tcafeteras</text:span><text:span text:style-name="T907">.</text:span><text:span text:style-name="T908">length</text:span><text:span text:style-name="T909">;<text:s/></text:span><text:span text:style-name="T910">i</text:span><text:span text:style-name="T911">++) {</text:span></text:p>
              <text:p text:style-name="Standard"><text:span text:style-name="T912"><text:tab/></text:span><text:span text:style-name="T913"><text:tab/></text:span><text:span text:style-name="T914"><text:tab/></text:span><text:span text:style-name="T915">tcafeteras</text:span><text:span text:style-name="T916">[</text:span><text:span text:style-name="T917">i</text:span><text:span text:style-name="T918">].llenarCafetera();</text:span></text:p>
              <text:p text:style-name="Standard"><text:span text:style-name="T919"><text:tab/></text:span><text:span text:style-name="T920"><text:tab/>}</text:span></text:p>
              <text:p text:style-name="Standard"><text:span text:style-name="T921"><text:tab/></text:span><text:span text:style-name="T922"><text:tab/></text:span></text:p>
              <text:p text:style-name="Standard"><text:span text:style-name="T923"><text:tab/></text:span><text:span text:style-name="T924"><text:tab/></text:span><text:span text:style-name="T925">//<text:s/></text:span><text:span text:style-name="T926">Realizar</text:span><text:span text:style-name="T927"><text:s/></text:span><text:span text:style-name="T928">varias</text:span><text:span text:style-name="T929"><text:s/></text:span><text:span text:style-name="T930">operaciones</text:span><text:span text:style-name="T931"><text:s/></text:span><text:span text:style-name="T932">de</text:span><text:span text:style-name="T933"><text:s/>servirTaza y agregarCafe<text:s/></text:span><text:span text:style-name="T934">con</text:span><text:span text:style-name="T935"><text:s/></text:span><text:span text:style-name="T936">valores</text:span><text:span text:style-name="T937"><text:s/></text:span><text:span text:style-name="T938">aleatorios</text:span><text:span text:style-name="T939"><text:s/></text:span><text:span text:style-name="T940">de</text:span><text:span text:style-name="T941"><text:s/></text:span><text:span text:style-name="T942">cantidad</text:span><text:span text:style-name="T943"><text:s/></text:span><text:span text:style-name="T944">en</text:span></text:p>
              <text:p text:style-name="Standard"><text:span text:style-name="T945"><text:tab/></text:span><text:span text:style-name="T946"><text:tab/></text:span><text:span text:style-name="T947">//</text:span><text:span text:style-name="T948">todas</text:span><text:span text:style-name="T949"><text:s/></text:span><text:span text:style-name="T950">las</text:span><text:span text:style-name="T951"><text:s/></text:span><text:span text:style-name="T952">cafeteras</text:span><text:span text:style-name="T953"><text:s/></text:span><text:span text:style-name="T954">de</text:span><text:span text:style-name="T955"><text:s/></text:span><text:span text:style-name="T956">la</text:span><text:span text:style-name="T957"><text:s/></text:span><text:span text:style-name="T958">tabla</text:span><text:span text:style-name="T959">.</text:span></text:p>
              <text:p text:style-name="Standard"><text:span text:style-name="T960"><text:tab/></text:span><text:span text:style-name="T961"><text:tab/></text:span></text:p>
              <text:p text:style-name="Standard"><text:span text:style-name="T962"><text:tab/></text:span><text:span text:style-name="T963"><text:tab/>Random<text:s/></text:span><text:span text:style-name="T964">rd</text:span><text:span text:style-name="T965"><text:s/>=<text:s/></text:span><text:span text:style-name="T966">new</text:span><text:span text:style-name="T967"><text:s/>Random();</text:span></text:p>
              <text:p text:style-name="Standard"><text:span text:style-name="T968"><text:tab/></text:span><text:span text:style-name="T969"><text:tab/></text:span></text:p>
              <text:p text:style-name="Standard"><text:span text:style-name="T970"><text:tab/></text:span><text:span text:style-name="T971"><text:tab/></text:span><text:span text:style-name="T972">for</text:span><text:span text:style-name="T973"><text:s/>(</text:span><text:span text:style-name="T974">int</text:span><text:span text:style-name="T975"><text:s/></text:span><text:span text:style-name="T976">i</text:span><text:span text:style-name="T977"><text:s/>= 0;<text:s/></text:span><text:span text:style-name="T978">i</text:span><text:span text:style-name="T979"><text:s/>&lt;<text:s/></text:span><text:span text:style-name="T980">tcafeteras</text:span><text:span text:style-name="T981">.</text:span><text:span text:style-name="T982">length</text:span><text:span text:style-name="T983">;<text:s/></text:span><text:span text:style-name="T984">i</text:span><text:span text:style-name="T985">++) {</text:span></text:p>
              <text:p text:style-name="Standard"><text:span text:style-name="T986"><text:tab/></text:span><text:span text:style-name="T987"><text:tab/></text:span><text:span text:style-name="T988"><text:tab/></text:span><text:span text:style-name="T989">tcafeteras</text:span><text:span text:style-name="T990">[</text:span><text:span text:style-name="T991">i</text:span><text:span text:style-name="T992">].servirTaza(<text:s/></text:span><text:span text:style-name="T993">rd</text:span><text:span text:style-name="T994">.nextInt(200));</text:span></text:p>
              <text:p text:style-name="Standard"><text:span text:style-name="T995"><text:tab/></text:span><text:span text:style-name="T996"><text:tab/></text:span><text:span text:style-name="T997"><text:tab/></text:span><text:span text:style-name="T998">tcafeteras</text:span><text:span text:style-name="T999">[</text:span><text:span text:style-name="T1000">i</text:span><text:span text:style-name="T1001">].agregarCafe(</text:span><text:span text:style-name="T1002">rd</text:span><text:span text:style-name="T1003">.nextInt(200));</text:span></text:p>
              <text:p text:style-name="Standard"><text:span text:style-name="T1004"><text:tab/></text:span><text:span text:style-name="T1005"><text:tab/>}</text:span></text:p>
              <text:p text:style-name="Standard"><text:span text:style-name="T1006"><text:tab/></text:span><text:span text:style-name="T1007"><text:tab/></text:span></text:p>
              <text:soft-page-break/>
              <text:p text:style-name="Standard"><text:span text:style-name="T1008"><text:tab/></text:span><text:span text:style-name="T1009"><text:tab/></text:span><text:span text:style-name="T1010">//</text:span><text:span text:style-name="T1011">Ordene</text:span><text:span text:style-name="T1012"><text:s/>el array<text:s/></text:span><text:span text:style-name="T1013">por</text:span><text:span text:style-name="T1014"><text:s/>capacidadActual</text:span></text:p>
              <text:p text:style-name="Standard"><text:span text:style-name="T1015"><text:tab/></text:span><text:span text:style-name="T1016"><text:tab/></text:span></text:p>
              <text:p text:style-name="Standard"><text:span text:style-name="T1017"><text:tab/></text:span><text:span text:style-name="T1018"><text:tab/>Arrays.</text:span><text:span text:style-name="T1019">sort</text:span><text:span text:style-name="T1020">(</text:span><text:span text:style-name="T1021">tcafeteras</text:span><text:span text:style-name="T1022">);</text:span></text:p>
              <text:p text:style-name="Standard"><text:span text:style-name="T1023"><text:tab/></text:span><text:span text:style-name="T1024"><text:tab/></text:span></text:p>
              <text:p text:style-name="Standard"><text:span text:style-name="T1025"><text:tab/></text:span><text:span text:style-name="T1026"><text:tab/></text:span><text:span text:style-name="T1027">//</text:span><text:span text:style-name="T1028">Mostrar</text:span><text:span text:style-name="T1029"><text:s/></text:span><text:span text:style-name="T1030">un</text:span><text:span text:style-name="T1031"><text:s/></text:span><text:span text:style-name="T1032">informe</text:span><text:span text:style-name="T1033"><text:s/></text:span><text:span text:style-name="T1034">según</text:span><text:span text:style-name="T1035"><text:s/></text:span><text:span text:style-name="T1036">este</text:span><text:span text:style-name="T1037"><text:s/></text:span><text:span text:style-name="T1038">formato</text:span><text:span text:style-name="T1039">:</text:span></text:p>
              <text:p text:style-name="Standard"><text:span text:style-name="T1040"><text:tab/></text:span><text:span text:style-name="T1041"><text:tab/>System.</text:span><text:span text:style-name="T1042">out</text:span><text:span text:style-name="T1043">.println(</text:span><text:span text:style-name="T1044">"---------------------------------------"</text:span><text:span text:style-name="T1045">);</text:span></text:p>
              <text:p text:style-name="Standard"><text:span text:style-name="T1046"><text:tab/></text:span><text:span text:style-name="T1047"><text:tab/>System.</text:span><text:span text:style-name="T1048">out</text:span><text:span text:style-name="T1049">.println(</text:span><text:span text:style-name="T1050">" <text:s text:c="3"/>Estado Actual de Cafeteras: <text:s text:c="7"/>"</text:span><text:span text:style-name="T1051">);</text:span></text:p>
              <text:p text:style-name="Standard"><text:span text:style-name="T1052"><text:tab/></text:span><text:span text:style-name="T1053"><text:tab/>System.</text:span><text:span text:style-name="T1054">out</text:span><text:span text:style-name="T1055">.println(</text:span><text:span text:style-name="T1056">"---------------------------------------"</text:span><text:span text:style-name="T1057">);</text:span></text:p>
              <text:p text:style-name="Standard"><text:span text:style-name="T1058"><text:tab/></text:span><text:span text:style-name="T1059"><text:tab/>System.</text:span><text:span text:style-name="T1060">out</text:span><text:span text:style-name="T1061">.println(</text:span><text:span text:style-name="T1062">"Nº Cantidad Actual Capacidad Máxima "</text:span><text:span text:style-name="T1063">);</text:span></text:p>
              <text:p text:style-name="Standard"><text:span text:style-name="T1064"><text:tab/></text:span><text:span text:style-name="T1065"><text:tab/></text:span><text:span text:style-name="T1066">for</text:span><text:span text:style-name="T1067"><text:s/>(</text:span><text:span text:style-name="T1068">int</text:span><text:span text:style-name="T1069"><text:s/></text:span><text:span text:style-name="T1070">i</text:span><text:span text:style-name="T1071"><text:s/>= 0;<text:s/></text:span><text:span text:style-name="T1072">i</text:span><text:span text:style-name="T1073"><text:s/>&lt;<text:s/></text:span><text:span text:style-name="T1074">tcafeteras</text:span><text:span text:style-name="T1075">.</text:span><text:span text:style-name="T1076">length</text:span><text:span text:style-name="T1077">;<text:s/></text:span><text:span text:style-name="T1078">i</text:span><text:span text:style-name="T1079">++) {</text:span></text:p>
              <text:p text:style-name="Standard"><text:span text:style-name="T1080"><text:tab/></text:span><text:span text:style-name="T1081"><text:tab/></text:span><text:span text:style-name="T1082"><text:tab/>System.</text:span><text:span text:style-name="T1083">out</text:span><text:span text:style-name="T1084">.printf(</text:span><text:span text:style-name="T1085">"%2d %8d <text:s/>\t \t %8d \n"</text:span><text:span text:style-name="T1086">,<text:s/></text:span><text:span text:style-name="T1087">i</text:span><text:span text:style-name="T1088">+1, <text:s text:c="4"/></text:span></text:p>
              <text:p text:style-name="Standard"><text:span text:style-name="T1089"><text:s text:c="20"/></text:span><text:span text:style-name="T1090">tcafeteras</text:span><text:span text:style-name="T1091">[</text:span><text:span text:style-name="T1092">i</text:span><text:span text:style-name="T1093">].getCantidadActual(),<text:s/></text:span><text:span text:style-name="T1094">tcafeteras</text:span><text:span text:style-name="T1095">[</text:span><text:span text:style-name="T1096">i</text:span><text:span text:style-name="T1097">].getCapacidadMaxima());</text:span></text:p>
              <text:p text:style-name="Standard"><text:span text:style-name="T1098"><text:tab/></text:span><text:span text:style-name="T1099"><text:tab/>}</text:span></text:p>
              <text:p text:style-name="Standard"><text:span text:style-name="T1100"><text:tab/>}</text:span></text:p>
              <text:p text:style-name="Standard"><text:span text:style-name="T1101">}</text:span></text:p>
              <text:p text:style-name="P1102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Ubuntu Mono" svg:font-family="Ubuntu Mono" style:font-family-generic="modern" style:font-pitch="fixed"/>
    <style:font-face style:name="Liberation Mono" svg:font-family="Liberation Mono" style:font-family-generic="modern" style:font-pitch="fixed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WW8Num1z0" style:display-name="WW8Num1z0" style:family="text">
      <style:text-properties style:font-name-asian="Times New Roman" style:font-name-complex="Times New Roman" fo:letter-spacing="-0.002in" fo:font-size="12pt" style:font-size-asian="12pt" style:font-size-complex="12pt" fo:language="es" fo:country="E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-asian="Times New Roman" style:font-name-complex="Times New Roman" fo:letter-spacing="-0.002in" fo:font-size="12pt" style:font-size-asian="12pt" style:font-size-complex="12pt" fo:language="es" fo:country="ES" style:language-complex="ar" style:country-complex="SA"/>
    </style:style>
    <text:list-style style:name="WW8Num1" style:display-name="WW8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list-format-name="NLF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list-format-name="NLF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list-format-name="NLF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59in" fo:margin-left="0.3625in" fo:margin-bottom="0.247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lberto</meta:initial-creator>
    <dc:creator>24DAW108</dc:creator>
    <meta:creation-date>2025-02-17T21:27:00Z</meta:creation-date>
    <dc:date>2025-02-17T21:27:00Z</dc:date>
    <meta:template xlink:href="Normal" xlink:type="simple"/>
    <meta:editing-cycles>2</meta:editing-cycles>
    <meta:editing-duration>PT0S</meta:editing-duration>
    <meta:document-statistic meta:page-count="6" meta:paragraph-count="18" meta:word-count="1432" meta:character-count="9296" meta:row-count="65" meta:non-whitespace-character-count="7882"/>
  </office:meta>
</office:document-meta>
</file>